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8.54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8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111111"/>
      <style:text-properties fo:color="#666666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111111"/>
    </style:style>
  </office:automatic-styles>
  <office:body>
    <office:spreadsheet>
      <table:calculation-settings table:automatic-find-labels="false"/>
      <table:table table:name="mod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Conv1D →MaxPool → LSTM → Dense</text:p>
          </table:table-cell>
        </table:table-row>
        <table:table-row table:style-name="ro1">
          <table:table-cell office:value-type="string" calcext:value-type="string">
            <text:p>m3r</text:p>
          </table:table-cell>
          <table:table-cell office:value-type="string" calcext:value-type="string">
            <text:p>Conv1D →MaxPool → LSTM (regularizada) → Dense (regularizada)</text:p>
          </table:table-cell>
        </table:table-row>
        <table:table-row table:style-name="ro1">
          <table:table-cell office:value-type="string" calcext:value-type="string">
            <text:p>m3b</text:p>
          </table:table-cell>
          <table:table-cell office:value-type="string" calcext:value-type="string">
            <text:p>Conv1D →MaxPool → LSTM → Dense (Camadas maiores)</text:p>
          </table:table-cell>
        </table:table-row>
        <table:table-row table:style-name="ro1">
          <table:table-cell office:value-type="string" calcext:value-type="string">
            <text:p>m3br</text:p>
          </table:table-cell>
          <table:table-cell office:value-type="string" calcext:value-type="string">
            <text:p>Conv1D →MaxPool → ReLU →LSTM (regularizada) → ReLU → Dense (regularizada) <text:s/>(Camadas maiores)</text:p>
          </table:table-cell>
        </table:table-row>
        <table:table-row table:style-name="ro1">
          <table:table-cell office:value-type="string" calcext:value-type="string">
            <text:p>m3br (2)</text:p>
          </table:table-cell>
          <table:table-cell office:value-type="string" calcext:value-type="string">
            <text:p>Conv1D →MaxPool → LSTM (regularizada) → Dense (regularizada) <text:s/>(Camadas maiores)</text:p>
          </table:table-cell>
        </table:table-row>
        <table:table-row table:style-name="ro1">
          <table:table-cell office:value-type="string" calcext:value-type="string">
            <text:p>m3br</text:p>
          </table:table-cell>
          <table:table-cell office:value-type="string" calcext:value-type="string">
            <text:p>Conv1D →MaxPool → ReLU →LSTM (regularizada) → ReLU → Dropout → Dense (regularizada) <text:s/>(Camadas maiores)</text:p>
          </table:table-cell>
        </table:table-row>
        <table:table-row table:style-name="ro1">
          <table:table-cell office:value-type="string" calcext:value-type="string">
            <text:p>m32c</text:p>
          </table:table-cell>
          <table:table-cell office:value-type="string" calcext:value-type="string">
            <text:p>Conv1D →MaxPool → Conv1D →MaxPool → LSTM → Dense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Conv1D →MaxPool → Conv1D →MaxPool → LSTM → Dense → Dense</text:p>
          </table:table-cell>
        </table:table-row>
        <table:table-row table:style-name="ro1">
          <table:table-cell office:value-type="string" calcext:value-type="string">
            <text:p>m4r</text:p>
          </table:table-cell>
          <table:table-cell office:value-type="string" calcext:value-type="string">
            <text:p>Conv1D →MaxPool → Conv1D →MaxPool → LSTM (regularizada) → Dense (regularizada) → Dense (regularizada)</text:p>
          </table:table-cell>
        </table:table-row>
        <table:table-row table:style-name="ro1">
          <table:table-cell office:value-type="string" calcext:value-type="string">
            <text:p>m4d</text:p>
          </table:table-cell>
          <table:table-cell office:value-type="string" calcext:value-type="string">
            <text:p>Conv1D →MaxPool → Conv1D →MaxPool → LSTM → Dropout → Dense → Dropout → Dense</text:p>
          </table:table-cell>
        </table:table-row>
        <table:table-row table:style-name="ro1">
          <table:table-cell office:value-type="string" calcext:value-type="string">
            <text:p>m3s</text:p>
          </table:table-cell>
          <table:table-cell office:value-type="string" calcext:value-type="string">
            <text:p>Conv1D →MaxPool → LSTM → Dense</text:p>
          </table:table-cell>
        </table:table-row>
      </table:table>
      <table:table table:name="auc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office:value-type="string" calcext:value-type="string">
            <text:p>m3br</text:p>
          </table:table-cell>
          <table:table-cell table:number-columns-repeated="2"/>
          <table:table-cell office:value-type="string" calcext:value-type="string">
            <text:p>m3br (2)</text:p>
          </table:table-cell>
          <table:table-cell table:number-columns-repeated="2"/>
          <table:table-cell office:value-type="string" calcext:value-type="string">
            <text:p>m3r</text:p>
          </table:table-cell>
          <table:table-cell table:number-columns-repeated="2"/>
          <table:table-cell office:value-type="string" calcext:value-type="string">
            <text:p>m32c</text:p>
          </table:table-cell>
          <table:table-cell table:number-columns-repeated="2"/>
          <table:table-cell office:value-type="string" calcext:value-type="string">
            <text:p>m3br2</text:p>
          </table:table-cell>
          <table:table-cell table:number-columns-repeated="2"/>
          <table:table-cell office:value-type="string" calcext:value-type="string">
            <text:p>m3r</text:p>
          </table:table-cell>
          <table:table-cell table:number-columns-repeated="2"/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32c</text:p>
          </table:table-cell>
          <table:table-cell table:number-columns-repeated="2"/>
          <table:table-cell office:value-type="string" calcext:value-type="string">
            <text:p>m3r</text:p>
          </table:table-cell>
          <table:table-cell table:number-columns-repeated="2"/>
          <table:table-cell office:value-type="string" calcext:value-type="string">
            <text:p>m4r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5 minutes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Fine Tunn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ed-Training</text:p>
          </table:table-cell>
          <table:table-cell office:value-type="float" office:value="0.758458" calcext:value-type="float">
            <text:p>0,758458</text:p>
          </table:table-cell>
          <table:table-cell table:number-columns-repeated="2"/>
          <table:table-cell office:value-type="float" office:value="0.794226" calcext:value-type="float">
            <text:p>0,794226</text:p>
          </table:table-cell>
          <table:table-cell table:number-columns-repeated="2"/>
          <table:table-cell office:value-type="float" office:value="0.771852" calcext:value-type="float">
            <text:p>0,771852</text:p>
          </table:table-cell>
          <table:table-cell table:number-columns-repeated="2"/>
          <table:table-cell office:value-type="float" office:value="0.763364" calcext:value-type="float">
            <text:p>0,763364</text:p>
          </table:table-cell>
          <table:table-cell table:number-columns-repeated="2"/>
          <table:table-cell office:value-type="float" office:value="0.740306" calcext:value-type="float">
            <text:p>0,740306</text:p>
          </table:table-cell>
          <table:table-cell table:number-columns-repeated="2"/>
          <table:table-cell office:value-type="float" office:value="0.779268" calcext:value-type="float">
            <text:p>0,779268</text:p>
          </table:table-cell>
          <table:table-cell table:number-columns-repeated="2"/>
          <table:table-cell office:value-type="float" office:value="0.748869" calcext:value-type="float">
            <text:p>0,748869</text:p>
          </table:table-cell>
          <table:table-cell table:number-columns-repeated="2"/>
          <table:table-cell office:value-type="float" office:value="0.692217" calcext:value-type="float">
            <text:p>0,692217</text:p>
          </table:table-cell>
          <table:table-cell table:number-columns-repeated="2"/>
          <table:table-cell office:value-type="float" office:value="0.722301" calcext:value-type="float">
            <text:p>0,722301</text:p>
          </table:table-cell>
          <table:table-cell table:number-columns-repeated="2"/>
          <table:table-cell office:value-type="float" office:value="0.794215" calcext:value-type="float">
            <text:p>0,7942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61652" calcext:value-type="float">
            <text:p>0,761652</text:p>
          </table:table-cell>
          <table:table-cell office:value-type="float" office:value="0.823014" calcext:value-type="float">
            <text:p>0,823014</text:p>
          </table:table-cell>
          <table:table-cell/>
          <table:table-cell office:value-type="float" office:value="0.798949" calcext:value-type="float">
            <text:p>0,798949</text:p>
          </table:table-cell>
          <table:table-cell office:value-type="float" office:value="0.793039" calcext:value-type="float">
            <text:p>0,793039</text:p>
          </table:table-cell>
          <table:table-cell/>
          <table:table-cell office:value-type="float" office:value="0.772344" calcext:value-type="float">
            <text:p>0,772344</text:p>
          </table:table-cell>
          <table:table-cell office:value-type="float" office:value="0.796972" calcext:value-type="float">
            <text:p>0,796972</text:p>
          </table:table-cell>
          <table:table-cell/>
          <table:table-cell office:value-type="float" office:value="0.736905" calcext:value-type="float">
            <text:p>0,736905</text:p>
          </table:table-cell>
          <table:table-cell office:value-type="float" office:value="0.77776" calcext:value-type="float">
            <text:p>0,77776</text:p>
          </table:table-cell>
          <table:table-cell/>
          <table:table-cell office:value-type="float" office:value="0.740938" calcext:value-type="float">
            <text:p>0,740938</text:p>
          </table:table-cell>
          <table:table-cell office:value-type="float" office:value="0.751149" calcext:value-type="float">
            <text:p>0,751149</text:p>
          </table:table-cell>
          <table:table-cell/>
          <table:table-cell office:value-type="float" office:value="0.782831" calcext:value-type="float">
            <text:p>0,782831</text:p>
          </table:table-cell>
          <table:table-cell office:value-type="float" office:value="0.798146" calcext:value-type="float">
            <text:p>0,798146</text:p>
          </table:table-cell>
          <table:table-cell/>
          <table:table-cell office:value-type="float" office:value="0.743131" calcext:value-type="float">
            <text:p>0,743131</text:p>
          </table:table-cell>
          <table:table-cell office:value-type="float" office:value="0.810895" calcext:value-type="float">
            <text:p>0,810895</text:p>
          </table:table-cell>
          <table:table-cell/>
          <table:table-cell office:value-type="float" office:value="0.676271" calcext:value-type="float">
            <text:p>0,676271</text:p>
          </table:table-cell>
          <table:table-cell office:value-type="float" office:value="0.692533" calcext:value-type="float">
            <text:p>0,692533</text:p>
          </table:table-cell>
          <table:table-cell/>
          <table:table-cell office:value-type="float" office:value="0.740303" calcext:value-type="float">
            <text:p>0,740303</text:p>
          </table:table-cell>
          <table:table-cell office:value-type="float" office:value="0.778279" calcext:value-type="float">
            <text:p>0,778279</text:p>
          </table:table-cell>
          <table:table-cell/>
          <table:table-cell office:value-type="float" office:value="0.759501" calcext:value-type="float">
            <text:p>0,759501</text:p>
          </table:table-cell>
          <table:table-cell office:value-type="float" office:value="0.729711" calcext:value-type="float">
            <text:p>0,7297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92023" calcext:value-type="float">
            <text:p>0,792023</text:p>
          </table:table-cell>
          <table:table-cell office:value-type="float" office:value="0.749453" calcext:value-type="float">
            <text:p>0,749453</text:p>
          </table:table-cell>
          <table:table-cell/>
          <table:table-cell office:value-type="float" office:value="0.846239" calcext:value-type="float">
            <text:p>0,846239</text:p>
          </table:table-cell>
          <table:table-cell office:value-type="float" office:value="0.822298" calcext:value-type="float">
            <text:p>0,822298</text:p>
          </table:table-cell>
          <table:table-cell/>
          <table:table-cell office:value-type="float" office:value="0.835375" calcext:value-type="float">
            <text:p>0,835375</text:p>
          </table:table-cell>
          <table:table-cell office:value-type="float" office:value="0.808028" calcext:value-type="float">
            <text:p>0,808028</text:p>
          </table:table-cell>
          <table:table-cell/>
          <table:table-cell office:value-type="float" office:value="0.7747" calcext:value-type="float">
            <text:p>0,7747</text:p>
          </table:table-cell>
          <table:table-cell office:value-type="float" office:value="0.594843" calcext:value-type="float">
            <text:p>0,594843</text:p>
          </table:table-cell>
          <table:table-cell/>
          <table:table-cell office:value-type="float" office:value="0.790893" calcext:value-type="float">
            <text:p>0,790893</text:p>
          </table:table-cell>
          <table:table-cell office:value-type="float" office:value="0.835291" calcext:value-type="float">
            <text:p>0,835291</text:p>
          </table:table-cell>
          <table:table-cell/>
          <table:table-cell office:value-type="float" office:value="0.842579" calcext:value-type="float">
            <text:p>0,842579</text:p>
          </table:table-cell>
          <table:table-cell office:value-type="float" office:value="0.824952" calcext:value-type="float">
            <text:p>0,824952</text:p>
          </table:table-cell>
          <table:table-cell/>
          <table:table-cell office:value-type="float" office:value="0.849225" calcext:value-type="float">
            <text:p>0,849225</text:p>
          </table:table-cell>
          <table:table-cell office:value-type="float" office:value="0.775309" calcext:value-type="float">
            <text:p>0,775309</text:p>
          </table:table-cell>
          <table:table-cell/>
          <table:table-cell office:value-type="float" office:value="0.628384" calcext:value-type="float">
            <text:p>0,628384</text:p>
          </table:table-cell>
          <table:table-cell office:value-type="float" office:value="0.465506" calcext:value-type="float">
            <text:p>0,465506</text:p>
          </table:table-cell>
          <table:table-cell/>
          <table:table-cell office:value-type="float" office:value="0.723765" calcext:value-type="float">
            <text:p>0,723765</text:p>
          </table:table-cell>
          <table:table-cell office:value-type="float" office:value="0.724757" calcext:value-type="float">
            <text:p>0,724757</text:p>
          </table:table-cell>
          <table:table-cell/>
          <table:table-cell office:value-type="float" office:value="0.821288" calcext:value-type="float">
            <text:p>0,821288</text:p>
          </table:table-cell>
          <table:table-cell office:value-type="float" office:value="0.857068" calcext:value-type="float">
            <text:p>0,85706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52902" calcext:value-type="float">
            <text:p>0,752902</text:p>
          </table:table-cell>
          <table:table-cell office:value-type="float" office:value="0.714246" calcext:value-type="float">
            <text:p>0,714246</text:p>
          </table:table-cell>
          <table:table-cell/>
          <table:table-cell office:value-type="float" office:value="0.744771" calcext:value-type="float">
            <text:p>0,744771</text:p>
          </table:table-cell>
          <table:table-cell office:value-type="float" office:value="0.752537" calcext:value-type="float">
            <text:p>0,752537</text:p>
          </table:table-cell>
          <table:table-cell/>
          <table:table-cell office:value-type="float" office:value="0.72732" calcext:value-type="float">
            <text:p>0,72732</text:p>
          </table:table-cell>
          <table:table-cell office:value-type="float" office:value="0.734433" calcext:value-type="float">
            <text:p>0,734433</text:p>
          </table:table-cell>
          <table:table-cell/>
          <table:table-cell office:value-type="float" office:value="0.721449" calcext:value-type="float">
            <text:p>0,721449</text:p>
          </table:table-cell>
          <table:table-cell office:value-type="float" office:value="0.744615" calcext:value-type="float">
            <text:p>0,744615</text:p>
          </table:table-cell>
          <table:table-cell/>
          <table:table-cell office:value-type="float" office:value="0.695707" calcext:value-type="float">
            <text:p>0,695707</text:p>
          </table:table-cell>
          <table:table-cell office:value-type="float" office:value="0.738722" calcext:value-type="float">
            <text:p>0,738722</text:p>
          </table:table-cell>
          <table:table-cell/>
          <table:table-cell office:value-type="float" office:value="0.735866" calcext:value-type="float">
            <text:p>0,735866</text:p>
          </table:table-cell>
          <table:table-cell office:value-type="float" office:value="0.743129" calcext:value-type="float">
            <text:p>0,743129</text:p>
          </table:table-cell>
          <table:table-cell/>
          <table:table-cell office:value-type="float" office:value="0.7349" calcext:value-type="float">
            <text:p>0,7349</text:p>
          </table:table-cell>
          <table:table-cell office:value-type="float" office:value="0.727556" calcext:value-type="float">
            <text:p>0,727556</text:p>
          </table:table-cell>
          <table:table-cell/>
          <table:table-cell office:value-type="float" office:value="0.67823" calcext:value-type="float">
            <text:p>0,67823</text:p>
          </table:table-cell>
          <table:table-cell office:value-type="float" office:value="0.647687" calcext:value-type="float">
            <text:p>0,647687</text:p>
          </table:table-cell>
          <table:table-cell/>
          <table:table-cell office:value-type="float" office:value="0.692887" calcext:value-type="float">
            <text:p>0,692887</text:p>
          </table:table-cell>
          <table:table-cell office:value-type="float" office:value="0.721463" calcext:value-type="float">
            <text:p>0,721463</text:p>
          </table:table-cell>
          <table:table-cell/>
          <table:table-cell office:value-type="float" office:value="0.74678" calcext:value-type="float">
            <text:p>0,74678</text:p>
          </table:table-cell>
          <table:table-cell office:value-type="float" office:value="0.73621" calcext:value-type="float">
            <text:p>0,7362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41342" calcext:value-type="float">
            <text:p>0,741342</text:p>
          </table:table-cell>
          <table:table-cell office:value-type="float" office:value="0.797471" calcext:value-type="float">
            <text:p>0,797471</text:p>
          </table:table-cell>
          <table:table-cell/>
          <table:table-cell office:value-type="float" office:value="0.766637" calcext:value-type="float">
            <text:p>0,766637</text:p>
          </table:table-cell>
          <table:table-cell office:value-type="float" office:value="0.762093" calcext:value-type="float">
            <text:p>0,762093</text:p>
          </table:table-cell>
          <table:table-cell/>
          <table:table-cell office:value-type="float" office:value="0.7456" calcext:value-type="float">
            <text:p>0,7456</text:p>
          </table:table-cell>
          <table:table-cell office:value-type="float" office:value="0.780622" calcext:value-type="float">
            <text:p>0,780622</text:p>
          </table:table-cell>
          <table:table-cell/>
          <table:table-cell office:value-type="float" office:value="0.741278" calcext:value-type="float">
            <text:p>0,741278</text:p>
          </table:table-cell>
          <table:table-cell office:value-type="float" office:value="0.767707" calcext:value-type="float">
            <text:p>0,767707</text:p>
          </table:table-cell>
          <table:table-cell/>
          <table:table-cell office:value-type="float" office:value="0.731107" calcext:value-type="float">
            <text:p>0,731107</text:p>
          </table:table-cell>
          <table:table-cell office:value-type="float" office:value="0.705788" calcext:value-type="float">
            <text:p>0,705788</text:p>
          </table:table-cell>
          <table:table-cell/>
          <table:table-cell office:value-type="float" office:value="0.726721" calcext:value-type="float">
            <text:p>0,726721</text:p>
          </table:table-cell>
          <table:table-cell office:value-type="float" office:value="0.754028" calcext:value-type="float">
            <text:p>0,754028</text:p>
          </table:table-cell>
          <table:table-cell/>
          <table:table-cell office:value-type="float" office:value="0.766666" calcext:value-type="float">
            <text:p>0,766666</text:p>
          </table:table-cell>
          <table:table-cell office:value-type="float" office:value="0.768741" calcext:value-type="float">
            <text:p>0,768741</text:p>
          </table:table-cell>
          <table:table-cell/>
          <table:table-cell office:value-type="float" office:value="0.602001" calcext:value-type="float">
            <text:p>0,602001</text:p>
          </table:table-cell>
          <table:table-cell office:value-type="float" office:value="0.674414" calcext:value-type="float">
            <text:p>0,674414</text:p>
          </table:table-cell>
          <table:table-cell/>
          <table:table-cell office:value-type="float" office:value="0.69431" calcext:value-type="float">
            <text:p>0,69431</text:p>
          </table:table-cell>
          <table:table-cell office:value-type="float" office:value="0.731155" calcext:value-type="float">
            <text:p>0,731155</text:p>
          </table:table-cell>
          <table:table-cell/>
          <table:table-cell office:value-type="float" office:value="0.768022" calcext:value-type="float">
            <text:p>0,768022</text:p>
          </table:table-cell>
          <table:table-cell office:value-type="float" office:value="0.770213" calcext:value-type="float">
            <text:p>0,770213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15 min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xed-Training</text:p>
          </table:table-cell>
          <table:table-cell office:value-type="float" office:value="0.771172" calcext:value-type="float">
            <text:p>0,771172</text:p>
          </table:table-cell>
          <table:table-cell table:number-columns-repeated="2"/>
          <table:table-cell office:value-type="float" office:value="0.797483" calcext:value-type="float">
            <text:p>0,797483</text:p>
          </table:table-cell>
          <table:table-cell table:number-columns-repeated="2"/>
          <table:table-cell office:value-type="float" office:value="0.799216" calcext:value-type="float">
            <text:p>0,799216</text:p>
          </table:table-cell>
          <table:table-cell table:number-columns-repeated="2"/>
          <table:table-cell office:value-type="float" office:value="0.777339" calcext:value-type="float">
            <text:p>0,777339</text:p>
          </table:table-cell>
          <table:table-cell table:number-columns-repeated="2"/>
          <table:table-cell office:value-type="float" office:value="0.739483" calcext:value-type="float">
            <text:p>0,739483</text:p>
          </table:table-cell>
          <table:table-cell table:number-columns-repeated="2"/>
          <table:table-cell office:value-type="float" office:value="0.788618" calcext:value-type="float">
            <text:p>0,788618</text:p>
          </table:table-cell>
          <table:table-cell table:number-columns-repeated="2"/>
          <table:table-cell office:value-type="float" office:value="0.774039" calcext:value-type="float">
            <text:p>0,774039</text:p>
          </table:table-cell>
          <table:table-cell table:number-columns-repeated="2"/>
          <table:table-cell office:value-type="float" office:value="0.546924" calcext:value-type="float">
            <text:p>0,546924</text:p>
          </table:table-cell>
          <table:table-cell table:number-columns-repeated="2"/>
          <table:table-cell office:value-type="float" office:value="0.729042" calcext:value-type="float">
            <text:p>0,729042</text:p>
          </table:table-cell>
          <table:table-cell table:number-columns-repeated="2"/>
          <table:table-cell office:value-type="float" office:value="0.786962" calcext:value-type="float">
            <text:p>0,7869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89958" calcext:value-type="float">
            <text:p>0,789958</text:p>
          </table:table-cell>
          <table:table-cell office:value-type="float" office:value="0.820111" calcext:value-type="float">
            <text:p>0,820111</text:p>
          </table:table-cell>
          <table:table-cell/>
          <table:table-cell office:value-type="float" office:value="0.765383" calcext:value-type="float">
            <text:p>0,765383</text:p>
          </table:table-cell>
          <table:table-cell office:value-type="float" office:value="0.80403" calcext:value-type="float">
            <text:p>0,80403</text:p>
          </table:table-cell>
          <table:table-cell/>
          <table:table-cell office:value-type="float" office:value="0.773399" calcext:value-type="float">
            <text:p>0,773399</text:p>
          </table:table-cell>
          <table:table-cell office:value-type="float" office:value="0.814759" calcext:value-type="float">
            <text:p>0,814759</text:p>
          </table:table-cell>
          <table:table-cell/>
          <table:table-cell office:value-type="float" office:value="0.774023" calcext:value-type="float">
            <text:p>0,774023</text:p>
          </table:table-cell>
          <table:table-cell office:value-type="float" office:value="0.805747" calcext:value-type="float">
            <text:p>0,805747</text:p>
          </table:table-cell>
          <table:table-cell/>
          <table:table-cell office:value-type="float" office:value="0.77626" calcext:value-type="float">
            <text:p>0,77626</text:p>
          </table:table-cell>
          <table:table-cell office:value-type="float" office:value="0.821666" calcext:value-type="float">
            <text:p>0,821666</text:p>
          </table:table-cell>
          <table:table-cell/>
          <table:table-cell office:value-type="float" office:value="0.765201" calcext:value-type="float">
            <text:p>0,765201</text:p>
          </table:table-cell>
          <table:table-cell office:value-type="float" office:value="0.766" calcext:value-type="float">
            <text:p>0,766</text:p>
          </table:table-cell>
          <table:table-cell/>
          <table:table-cell office:value-type="float" office:value="0.763356" calcext:value-type="float">
            <text:p>0,763356</text:p>
          </table:table-cell>
          <table:table-cell office:value-type="float" office:value="0.797212" calcext:value-type="float">
            <text:p>0,797212</text:p>
          </table:table-cell>
          <table:table-cell/>
          <table:table-cell office:value-type="float" office:value="0.718562" calcext:value-type="float">
            <text:p>0,718562</text:p>
          </table:table-cell>
          <table:table-cell office:value-type="float" office:value="0.664792" calcext:value-type="float">
            <text:p>0,664792</text:p>
          </table:table-cell>
          <table:table-cell/>
          <table:table-cell office:value-type="float" office:value="0.744136" calcext:value-type="float">
            <text:p>0,744136</text:p>
          </table:table-cell>
          <table:table-cell office:value-type="float" office:value="0.77092" calcext:value-type="float">
            <text:p>0,77092</text:p>
          </table:table-cell>
          <table:table-cell/>
          <table:table-cell office:value-type="float" office:value="0.73603" calcext:value-type="float">
            <text:p>0,73603</text:p>
          </table:table-cell>
          <table:table-cell office:value-type="float" office:value="0.78478" calcext:value-type="float">
            <text:p>0,7847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91113" calcext:value-type="float">
            <text:p>0,791113</text:p>
          </table:table-cell>
          <table:table-cell office:value-type="float" office:value="0.773797" calcext:value-type="float">
            <text:p>0,773797</text:p>
          </table:table-cell>
          <table:table-cell/>
          <table:table-cell office:value-type="float" office:value="0.852599" calcext:value-type="float">
            <text:p>0,852599</text:p>
          </table:table-cell>
          <table:table-cell office:value-type="float" office:value="0.843656" calcext:value-type="float">
            <text:p>0,843656</text:p>
          </table:table-cell>
          <table:table-cell/>
          <table:table-cell office:value-type="float" office:value="0.857652" calcext:value-type="float">
            <text:p>0,857652</text:p>
          </table:table-cell>
          <table:table-cell office:value-type="float" office:value="0.786236" calcext:value-type="float">
            <text:p>0,786236</text:p>
          </table:table-cell>
          <table:table-cell/>
          <table:table-cell office:value-type="float" office:value="0.8047" calcext:value-type="float">
            <text:p>0,8047</text:p>
          </table:table-cell>
          <table:table-cell office:value-type="float" office:value="0.744188" calcext:value-type="float">
            <text:p>0,744188</text:p>
          </table:table-cell>
          <table:table-cell/>
          <table:table-cell office:value-type="float" office:value="0.800374" calcext:value-type="float">
            <text:p>0,800374</text:p>
          </table:table-cell>
          <table:table-cell office:value-type="float" office:value="0.826157" calcext:value-type="float">
            <text:p>0,826157</text:p>
          </table:table-cell>
          <table:table-cell/>
          <table:table-cell office:value-type="float" office:value="0.874452" calcext:value-type="float">
            <text:p>0,874452</text:p>
          </table:table-cell>
          <table:table-cell office:value-type="float" office:value="0.845838" calcext:value-type="float">
            <text:p>0,845838</text:p>
          </table:table-cell>
          <table:table-cell/>
          <table:table-cell office:value-type="float" office:value="0.842651" calcext:value-type="float">
            <text:p>0,842651</text:p>
          </table:table-cell>
          <table:table-cell office:value-type="float" office:value="0.754954" calcext:value-type="float">
            <text:p>0,754954</text:p>
          </table:table-cell>
          <table:table-cell/>
          <table:table-cell office:value-type="float" office:value="0.532877" calcext:value-type="float">
            <text:p>0,532877</text:p>
          </table:table-cell>
          <table:table-cell office:value-type="float" office:value="0.745743" calcext:value-type="float">
            <text:p>0,745743</text:p>
          </table:table-cell>
          <table:table-cell/>
          <table:table-cell office:value-type="float" office:value="0.771574" calcext:value-type="float">
            <text:p>0,771574</text:p>
          </table:table-cell>
          <table:table-cell office:value-type="float" office:value="0.747723" calcext:value-type="float">
            <text:p>0,747723</text:p>
          </table:table-cell>
          <table:table-cell/>
          <table:table-cell office:value-type="float" office:value="0.81233" calcext:value-type="float">
            <text:p>0,81233</text:p>
          </table:table-cell>
          <table:table-cell office:value-type="float" office:value="0.798637" calcext:value-type="float">
            <text:p>0,7986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37619" calcext:value-type="float">
            <text:p>0,737619</text:p>
          </table:table-cell>
          <table:table-cell office:value-type="float" office:value="0.72302" calcext:value-type="float">
            <text:p>0,72302</text:p>
          </table:table-cell>
          <table:table-cell/>
          <table:table-cell office:value-type="float" office:value="0.7513" calcext:value-type="float">
            <text:p>0,7513</text:p>
          </table:table-cell>
          <table:table-cell office:value-type="float" office:value="0.756907" calcext:value-type="float">
            <text:p>0,756907</text:p>
          </table:table-cell>
          <table:table-cell/>
          <table:table-cell office:value-type="float" office:value="0.725402" calcext:value-type="float">
            <text:p>0,725402</text:p>
          </table:table-cell>
          <table:table-cell office:value-type="float" office:value="0.741934" calcext:value-type="float">
            <text:p>0,741934</text:p>
          </table:table-cell>
          <table:table-cell/>
          <table:table-cell office:value-type="float" office:value="0.743596" calcext:value-type="float">
            <text:p>0,743596</text:p>
          </table:table-cell>
          <table:table-cell office:value-type="float" office:value="0.725393" calcext:value-type="float">
            <text:p>0,725393</text:p>
          </table:table-cell>
          <table:table-cell/>
          <table:table-cell office:value-type="float" office:value="0.716383" calcext:value-type="float">
            <text:p>0,716383</text:p>
          </table:table-cell>
          <table:table-cell office:value-type="float" office:value="0.733491" calcext:value-type="float">
            <text:p>0,733491</text:p>
          </table:table-cell>
          <table:table-cell/>
          <table:table-cell office:value-type="float" office:value="0.733987" calcext:value-type="float">
            <text:p>0,733987</text:p>
          </table:table-cell>
          <table:table-cell office:value-type="float" office:value="0.741025" calcext:value-type="float">
            <text:p>0,741025</text:p>
          </table:table-cell>
          <table:table-cell/>
          <table:table-cell office:value-type="float" office:value="0.721791" calcext:value-type="float">
            <text:p>0,721791</text:p>
          </table:table-cell>
          <table:table-cell office:value-type="float" office:value="0.726221" calcext:value-type="float">
            <text:p>0,726221</text:p>
          </table:table-cell>
          <table:table-cell/>
          <table:table-cell office:value-type="float" office:value="0.655221" calcext:value-type="float">
            <text:p>0,655221</text:p>
          </table:table-cell>
          <table:table-cell office:value-type="float" office:value="0.491673" calcext:value-type="float">
            <text:p>0,491673</text:p>
          </table:table-cell>
          <table:table-cell/>
          <table:table-cell office:value-type="float" office:value="0.702843" calcext:value-type="float">
            <text:p>0,702843</text:p>
          </table:table-cell>
          <table:table-cell office:value-type="float" office:value="0.708722" calcext:value-type="float">
            <text:p>0,708722</text:p>
          </table:table-cell>
          <table:table-cell/>
          <table:table-cell office:value-type="float" office:value="0.725924" calcext:value-type="float">
            <text:p>0,725924</text:p>
          </table:table-cell>
          <table:table-cell office:value-type="float" office:value="0.718205" calcext:value-type="float">
            <text:p>0,7182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56375" calcext:value-type="float">
            <text:p>0,756375</text:p>
          </table:table-cell>
          <table:table-cell office:value-type="float" office:value="0.791004" calcext:value-type="float">
            <text:p>0,791004</text:p>
          </table:table-cell>
          <table:table-cell/>
          <table:table-cell office:value-type="float" office:value="0.768996" calcext:value-type="float">
            <text:p>0,768996</text:p>
          </table:table-cell>
          <table:table-cell office:value-type="float" office:value="0.778915" calcext:value-type="float">
            <text:p>0,778915</text:p>
          </table:table-cell>
          <table:table-cell/>
          <table:table-cell office:value-type="float" office:value="0.767052" calcext:value-type="float">
            <text:p>0,767052</text:p>
          </table:table-cell>
          <table:table-cell office:value-type="float" office:value="0.753569" calcext:value-type="float">
            <text:p>0,753569</text:p>
          </table:table-cell>
          <table:table-cell/>
          <table:table-cell office:value-type="float" office:value="0.750363" calcext:value-type="float">
            <text:p>0,750363</text:p>
          </table:table-cell>
          <table:table-cell office:value-type="float" office:value="0.758237" calcext:value-type="float">
            <text:p>0,758237</text:p>
          </table:table-cell>
          <table:table-cell/>
          <table:table-cell office:value-type="float" office:value="0.753819" calcext:value-type="float">
            <text:p>0,753819</text:p>
          </table:table-cell>
          <table:table-cell office:value-type="float" office:value="0.781561" calcext:value-type="float">
            <text:p>0,781561</text:p>
          </table:table-cell>
          <table:table-cell/>
          <table:table-cell office:value-type="float" office:value="0.731906" calcext:value-type="float">
            <text:p>0,731906</text:p>
          </table:table-cell>
          <table:table-cell office:value-type="float" office:value="0.768444" calcext:value-type="float">
            <text:p>0,768444</text:p>
          </table:table-cell>
          <table:table-cell/>
          <table:table-cell office:value-type="float" office:value="0.745121" calcext:value-type="float">
            <text:p>0,745121</text:p>
          </table:table-cell>
          <table:table-cell office:value-type="float" office:value="0.748777" calcext:value-type="float">
            <text:p>0,748777</text:p>
          </table:table-cell>
          <table:table-cell/>
          <table:table-cell office:value-type="float" office:value="0.583455" calcext:value-type="float">
            <text:p>0,583455</text:p>
          </table:table-cell>
          <table:table-cell office:value-type="float" office:value="0.599631" calcext:value-type="float">
            <text:p>0,599631</text:p>
          </table:table-cell>
          <table:table-cell/>
          <table:table-cell office:value-type="float" office:value="0.72759" calcext:value-type="float">
            <text:p>0,72759</text:p>
          </table:table-cell>
          <table:table-cell office:value-type="float" office:value="0.734599" calcext:value-type="float">
            <text:p>0,734599</text:p>
          </table:table-cell>
          <table:table-cell/>
          <table:table-cell office:value-type="float" office:value="0.740149" calcext:value-type="float">
            <text:p>0,740149</text:p>
          </table:table-cell>
          <table:table-cell office:value-type="float" office:value="0.749682" calcext:value-type="float">
            <text:p>0,749682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30 min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xed-Training</text:p>
          </table:table-cell>
          <table:table-cell office:value-type="float" office:value="0.764645" calcext:value-type="float">
            <text:p>0,764645</text:p>
          </table:table-cell>
          <table:table-cell table:number-columns-repeated="2"/>
          <table:table-cell office:value-type="float" office:value="0.795675" calcext:value-type="float">
            <text:p>0,795675</text:p>
          </table:table-cell>
          <table:table-cell table:number-columns-repeated="2"/>
          <table:table-cell office:value-type="float" office:value="0.793276" calcext:value-type="float">
            <text:p>0,793276</text:p>
          </table:table-cell>
          <table:table-cell table:number-columns-repeated="2"/>
          <table:table-cell office:value-type="float" office:value="0.756928" calcext:value-type="float">
            <text:p>0,756928</text:p>
          </table:table-cell>
          <table:table-cell table:number-columns-repeated="2"/>
          <table:table-cell office:value-type="float" office:value="0.771604" calcext:value-type="float">
            <text:p>0,771604</text:p>
          </table:table-cell>
          <table:table-cell table:number-columns-repeated="2"/>
          <table:table-cell office:value-type="float" office:value="0.770431" calcext:value-type="float">
            <text:p>0,770431</text:p>
          </table:table-cell>
          <table:table-cell table:number-columns-repeated="2"/>
          <table:table-cell office:value-type="float" office:value="0.782819" calcext:value-type="float">
            <text:p>0,782819</text:p>
          </table:table-cell>
          <table:table-cell table:number-columns-repeated="2"/>
          <table:table-cell office:value-type="float" office:value="0.720197" calcext:value-type="float">
            <text:p>0,720197</text:p>
          </table:table-cell>
          <table:table-cell table:number-columns-repeated="2"/>
          <table:table-cell office:value-type="float" office:value="0.722502" calcext:value-type="float">
            <text:p>0,722502</text:p>
          </table:table-cell>
          <table:table-cell table:number-columns-repeated="2"/>
          <table:table-cell office:value-type="float" office:value="0.783431" calcext:value-type="float">
            <text:p>0,7834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75668" calcext:value-type="float">
            <text:p>0,775668</text:p>
          </table:table-cell>
          <table:table-cell office:value-type="float" office:value="0.801722" calcext:value-type="float">
            <text:p>0,801722</text:p>
          </table:table-cell>
          <table:table-cell/>
          <table:table-cell office:value-type="float" office:value="0.783196" calcext:value-type="float">
            <text:p>0,783196</text:p>
          </table:table-cell>
          <table:table-cell office:value-type="float" office:value="0.782844" calcext:value-type="float">
            <text:p>0,782844</text:p>
          </table:table-cell>
          <table:table-cell/>
          <table:table-cell office:value-type="float" office:value="0.762278" calcext:value-type="float">
            <text:p>0,762278</text:p>
          </table:table-cell>
          <table:table-cell office:value-type="float" office:value="0.77454" calcext:value-type="float">
            <text:p>0,77454</text:p>
          </table:table-cell>
          <table:table-cell/>
          <table:table-cell office:value-type="float" office:value="0.770486" calcext:value-type="float">
            <text:p>0,770486</text:p>
          </table:table-cell>
          <table:table-cell office:value-type="float" office:value="0.805626" calcext:value-type="float">
            <text:p>0,805626</text:p>
          </table:table-cell>
          <table:table-cell/>
          <table:table-cell office:value-type="float" office:value="0.771014" calcext:value-type="float">
            <text:p>0,771014</text:p>
          </table:table-cell>
          <table:table-cell office:value-type="float" office:value="0.810966" calcext:value-type="float">
            <text:p>0,810966</text:p>
          </table:table-cell>
          <table:table-cell/>
          <table:table-cell office:value-type="float" office:value="0.785801" calcext:value-type="float">
            <text:p>0,785801</text:p>
          </table:table-cell>
          <table:table-cell office:value-type="float" office:value="0.781056" calcext:value-type="float">
            <text:p>0,781056</text:p>
          </table:table-cell>
          <table:table-cell/>
          <table:table-cell office:value-type="float" office:value="0.775154" calcext:value-type="float">
            <text:p>0,775154</text:p>
          </table:table-cell>
          <table:table-cell office:value-type="float" office:value="0.77662" calcext:value-type="float">
            <text:p>0,77662</text:p>
          </table:table-cell>
          <table:table-cell/>
          <table:table-cell office:value-type="float" office:value="0.642985" calcext:value-type="float">
            <text:p>0,642985</text:p>
          </table:table-cell>
          <table:table-cell office:value-type="float" office:value="0.571973" calcext:value-type="float">
            <text:p>0,571973</text:p>
          </table:table-cell>
          <table:table-cell/>
          <table:table-cell office:value-type="float" office:value="0.750672" calcext:value-type="float">
            <text:p>0,750672</text:p>
          </table:table-cell>
          <table:table-cell office:value-type="float" office:value="0.791421" calcext:value-type="float">
            <text:p>0,791421</text:p>
          </table:table-cell>
          <table:table-cell/>
          <table:table-cell office:value-type="float" office:value="0.751608" calcext:value-type="float">
            <text:p>0,751608</text:p>
          </table:table-cell>
          <table:table-cell office:value-type="float" office:value="0.813272" calcext:value-type="float">
            <text:p>0,8132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69284" calcext:value-type="float">
            <text:p>0,769284</text:p>
          </table:table-cell>
          <table:table-cell office:value-type="float" office:value="0.825633" calcext:value-type="float">
            <text:p>0,825633</text:p>
          </table:table-cell>
          <table:table-cell/>
          <table:table-cell office:value-type="float" office:value="0.849321" calcext:value-type="float">
            <text:p>0,849321</text:p>
          </table:table-cell>
          <table:table-cell office:value-type="float" office:value="0.872371" calcext:value-type="float">
            <text:p>0,872371</text:p>
          </table:table-cell>
          <table:table-cell/>
          <table:table-cell office:value-type="float" office:value="0.822689" calcext:value-type="float">
            <text:p>0,822689</text:p>
          </table:table-cell>
          <table:table-cell office:value-type="float" office:value="0.843622" calcext:value-type="float">
            <text:p>0,843622</text:p>
          </table:table-cell>
          <table:table-cell/>
          <table:table-cell office:value-type="float" office:value="0.775914" calcext:value-type="float">
            <text:p>0,775914</text:p>
          </table:table-cell>
          <table:table-cell office:value-type="float" office:value="0.849831" calcext:value-type="float">
            <text:p>0,849831</text:p>
          </table:table-cell>
          <table:table-cell/>
          <table:table-cell office:value-type="float" office:value="0.845062" calcext:value-type="float">
            <text:p>0,845062</text:p>
          </table:table-cell>
          <table:table-cell office:value-type="float" office:value="0.831389" calcext:value-type="float">
            <text:p>0,831389</text:p>
          </table:table-cell>
          <table:table-cell/>
          <table:table-cell office:value-type="float" office:value="0.859023" calcext:value-type="float">
            <text:p>0,859023</text:p>
          </table:table-cell>
          <table:table-cell office:value-type="float" office:value="0.816341" calcext:value-type="float">
            <text:p>0,816341</text:p>
          </table:table-cell>
          <table:table-cell/>
          <table:table-cell office:value-type="float" office:value="0.862951" calcext:value-type="float">
            <text:p>0,862951</text:p>
          </table:table-cell>
          <table:table-cell office:value-type="float" office:value="0.825522" calcext:value-type="float">
            <text:p>0,825522</text:p>
          </table:table-cell>
          <table:table-cell/>
          <table:table-cell office:value-type="float" office:value="0.610953" calcext:value-type="float">
            <text:p>0,610953</text:p>
          </table:table-cell>
          <table:table-cell office:value-type="float" office:value="0.656349" calcext:value-type="float">
            <text:p>0,656349</text:p>
          </table:table-cell>
          <table:table-cell/>
          <table:table-cell office:value-type="float" office:value="0.740279" calcext:value-type="float">
            <text:p>0,740279</text:p>
          </table:table-cell>
          <table:table-cell office:value-type="float" office:value="0.717798" calcext:value-type="float">
            <text:p>0,717798</text:p>
          </table:table-cell>
          <table:table-cell/>
          <table:table-cell office:value-type="float" office:value="0.766814" calcext:value-type="float">
            <text:p>0,766814</text:p>
          </table:table-cell>
          <table:table-cell office:value-type="float" office:value="0.776261" calcext:value-type="float">
            <text:p>0,77626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5933" calcext:value-type="float">
            <text:p>0,75933</text:p>
          </table:table-cell>
          <table:table-cell office:value-type="float" office:value="0.727718" calcext:value-type="float">
            <text:p>0,727718</text:p>
          </table:table-cell>
          <table:table-cell/>
          <table:table-cell office:value-type="float" office:value="0.754662" calcext:value-type="float">
            <text:p>0,754662</text:p>
          </table:table-cell>
          <table:table-cell office:value-type="float" office:value="0.737856" calcext:value-type="float">
            <text:p>0,737856</text:p>
          </table:table-cell>
          <table:table-cell/>
          <table:table-cell office:value-type="float" office:value="0.732494" calcext:value-type="float">
            <text:p>0,732494</text:p>
          </table:table-cell>
          <table:table-cell office:value-type="float" office:value="0.738101" calcext:value-type="float">
            <text:p>0,738101</text:p>
          </table:table-cell>
          <table:table-cell/>
          <table:table-cell office:value-type="float" office:value="0.737801" calcext:value-type="float">
            <text:p>0,737801</text:p>
          </table:table-cell>
          <table:table-cell office:value-type="float" office:value="0.749255" calcext:value-type="float">
            <text:p>0,749255</text:p>
          </table:table-cell>
          <table:table-cell/>
          <table:table-cell office:value-type="float" office:value="0.724968" calcext:value-type="float">
            <text:p>0,724968</text:p>
          </table:table-cell>
          <table:table-cell office:value-type="float" office:value="0.749474" calcext:value-type="float">
            <text:p>0,749474</text:p>
          </table:table-cell>
          <table:table-cell/>
          <table:table-cell office:value-type="float" office:value="0.722047" calcext:value-type="float">
            <text:p>0,722047</text:p>
          </table:table-cell>
          <table:table-cell office:value-type="float" office:value="0.742199" calcext:value-type="float">
            <text:p>0,742199</text:p>
          </table:table-cell>
          <table:table-cell/>
          <table:table-cell office:value-type="float" office:value="0.732106" calcext:value-type="float">
            <text:p>0,732106</text:p>
          </table:table-cell>
          <table:table-cell office:value-type="float" office:value="0.723196" calcext:value-type="float">
            <text:p>0,723196</text:p>
          </table:table-cell>
          <table:table-cell/>
          <table:table-cell office:value-type="float" office:value="0.699326" calcext:value-type="float">
            <text:p>0,699326</text:p>
          </table:table-cell>
          <table:table-cell office:value-type="float" office:value="0.703571" calcext:value-type="float">
            <text:p>0,703571</text:p>
          </table:table-cell>
          <table:table-cell/>
          <table:table-cell office:value-type="float" office:value="0.713124" calcext:value-type="float">
            <text:p>0,713124</text:p>
          </table:table-cell>
          <table:table-cell office:value-type="float" office:value="0.717639" calcext:value-type="float">
            <text:p>0,717639</text:p>
          </table:table-cell>
          <table:table-cell/>
          <table:table-cell office:value-type="float" office:value="0.726687" calcext:value-type="float">
            <text:p>0,726687</text:p>
          </table:table-cell>
          <table:table-cell office:value-type="float" office:value="0.720097" calcext:value-type="float">
            <text:p>0,72009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74298" calcext:value-type="float">
            <text:p>0,774298</text:p>
          </table:table-cell>
          <table:table-cell office:value-type="float" office:value="0.751877" calcext:value-type="float">
            <text:p>0,751877</text:p>
          </table:table-cell>
          <table:table-cell/>
          <table:table-cell office:value-type="float" office:value="0.75172" calcext:value-type="float">
            <text:p>0,75172</text:p>
          </table:table-cell>
          <table:table-cell office:value-type="float" office:value="0.753414" calcext:value-type="float">
            <text:p>0,753414</text:p>
          </table:table-cell>
          <table:table-cell/>
          <table:table-cell office:value-type="float" office:value="0.784184" calcext:value-type="float">
            <text:p>0,784184</text:p>
          </table:table-cell>
          <table:table-cell office:value-type="float" office:value="0.761222" calcext:value-type="float">
            <text:p>0,761222</text:p>
          </table:table-cell>
          <table:table-cell/>
          <table:table-cell office:value-type="float" office:value="0.731634" calcext:value-type="float">
            <text:p>0,731634</text:p>
          </table:table-cell>
          <table:table-cell office:value-type="float" office:value="0.730501" calcext:value-type="float">
            <text:p>0,730501</text:p>
          </table:table-cell>
          <table:table-cell/>
          <table:table-cell office:value-type="float" office:value="0.765959" calcext:value-type="float">
            <text:p>0,765959</text:p>
          </table:table-cell>
          <table:table-cell office:value-type="float" office:value="0.777705" calcext:value-type="float">
            <text:p>0,777705</text:p>
          </table:table-cell>
          <table:table-cell/>
          <table:table-cell office:value-type="float" office:value="0.748282" calcext:value-type="float">
            <text:p>0,748282</text:p>
          </table:table-cell>
          <table:table-cell office:value-type="float" office:value="0.758133" calcext:value-type="float">
            <text:p>0,758133</text:p>
          </table:table-cell>
          <table:table-cell/>
          <table:table-cell office:value-type="float" office:value="0.747441" calcext:value-type="float">
            <text:p>0,747441</text:p>
          </table:table-cell>
          <table:table-cell office:value-type="float" office:value="0.757442" calcext:value-type="float">
            <text:p>0,757442</text:p>
          </table:table-cell>
          <table:table-cell/>
          <table:table-cell office:value-type="float" office:value="0.504595" calcext:value-type="float">
            <text:p>0,504595</text:p>
          </table:table-cell>
          <table:table-cell office:value-type="float" office:value="0.642455" calcext:value-type="float">
            <text:p>0,642455</text:p>
          </table:table-cell>
          <table:table-cell/>
          <table:table-cell office:value-type="float" office:value="0.733355" calcext:value-type="float">
            <text:p>0,733355</text:p>
          </table:table-cell>
          <table:table-cell office:value-type="float" office:value="0.739397" calcext:value-type="float">
            <text:p>0,739397</text:p>
          </table:table-cell>
          <table:table-cell/>
          <table:table-cell office:value-type="float" office:value="0.760229" calcext:value-type="float">
            <text:p>0,760229</text:p>
          </table:table-cell>
          <table:table-cell office:value-type="float" office:value="0.736873" calcext:value-type="float">
            <text:p>0,736873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60 min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xed-Training</text:p>
          </table:table-cell>
          <table:table-cell office:value-type="float" office:value="0.791032" calcext:value-type="float">
            <text:p>0,791032</text:p>
          </table:table-cell>
          <table:table-cell table:number-columns-repeated="2"/>
          <table:table-cell office:value-type="float" office:value="0.780426" calcext:value-type="float">
            <text:p>0,780426</text:p>
          </table:table-cell>
          <table:table-cell table:number-columns-repeated="2"/>
          <table:table-cell office:value-type="float" office:value="0.797133" calcext:value-type="float">
            <text:p>0,797133</text:p>
          </table:table-cell>
          <table:table-cell table:number-columns-repeated="2"/>
          <table:table-cell office:value-type="float" office:value="0.781491" calcext:value-type="float">
            <text:p>0,781491</text:p>
          </table:table-cell>
          <table:table-cell table:number-columns-repeated="2"/>
          <table:table-cell office:value-type="float" office:value="0.760301" calcext:value-type="float">
            <text:p>0,760301</text:p>
          </table:table-cell>
          <table:table-cell table:number-columns-repeated="2"/>
          <table:table-cell office:value-type="float" office:value="0.771879" calcext:value-type="float">
            <text:p>0,771879</text:p>
          </table:table-cell>
          <table:table-cell table:number-columns-repeated="2"/>
          <table:table-cell office:value-type="float" office:value="0.776201" calcext:value-type="float">
            <text:p>0,776201</text:p>
          </table:table-cell>
          <table:table-cell table:number-columns-repeated="2"/>
          <table:table-cell office:value-type="float" office:value="0.647112" calcext:value-type="float">
            <text:p>0,647112</text:p>
          </table:table-cell>
          <table:table-cell table:number-columns-repeated="2"/>
          <table:table-cell office:value-type="float" office:value="0.759052" calcext:value-type="float">
            <text:p>0,759052</text:p>
          </table:table-cell>
          <table:table-cell table:number-columns-repeated="2"/>
          <table:table-cell office:value-type="float" office:value="0.777983" calcext:value-type="float">
            <text:p>0,7779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ronary</text:p>
          </table:table-cell>
          <table:table-cell office:value-type="float" office:value="0.780051" calcext:value-type="float">
            <text:p>0,780051</text:p>
          </table:table-cell>
          <table:table-cell office:value-type="float" office:value="0.838056" calcext:value-type="float">
            <text:p>0,838056</text:p>
          </table:table-cell>
          <table:table-cell/>
          <table:table-cell office:value-type="float" office:value="0.758269" calcext:value-type="float">
            <text:p>0,758269</text:p>
          </table:table-cell>
          <table:table-cell office:value-type="float" office:value="0.784754" calcext:value-type="float">
            <text:p>0,784754</text:p>
          </table:table-cell>
          <table:table-cell/>
          <table:table-cell office:value-type="float" office:value="0.777167" calcext:value-type="float">
            <text:p>0,777167</text:p>
          </table:table-cell>
          <table:table-cell office:value-type="float" office:value="0.801865" calcext:value-type="float">
            <text:p>0,801865</text:p>
          </table:table-cell>
          <table:table-cell/>
          <table:table-cell office:value-type="float" office:value="0.769482" calcext:value-type="float">
            <text:p>0,769482</text:p>
          </table:table-cell>
          <table:table-cell office:value-type="float" office:value="0.776813" calcext:value-type="float">
            <text:p>0,776813</text:p>
          </table:table-cell>
          <table:table-cell/>
          <table:table-cell office:value-type="float" office:value="0.797282" calcext:value-type="float">
            <text:p>0,797282</text:p>
          </table:table-cell>
          <table:table-cell office:value-type="float" office:value="0.801413" calcext:value-type="float">
            <text:p>0,801413</text:p>
          </table:table-cell>
          <table:table-cell/>
          <table:table-cell office:value-type="float" office:value="0.777889" calcext:value-type="float">
            <text:p>0,777889</text:p>
          </table:table-cell>
          <table:table-cell office:value-type="float" office:value="0.808301" calcext:value-type="float">
            <text:p>0,808301</text:p>
          </table:table-cell>
          <table:table-cell/>
          <table:table-cell office:value-type="float" office:value="0.757842" calcext:value-type="float">
            <text:p>0,757842</text:p>
          </table:table-cell>
          <table:table-cell office:value-type="float" office:value="0.809599" calcext:value-type="float">
            <text:p>0,809599</text:p>
          </table:table-cell>
          <table:table-cell/>
          <table:table-cell office:value-type="float" office:value="0.730195" calcext:value-type="float">
            <text:p>0,730195</text:p>
          </table:table-cell>
          <table:table-cell office:value-type="float" office:value="0.415043" calcext:value-type="float">
            <text:p>0,415043</text:p>
          </table:table-cell>
          <table:table-cell/>
          <table:table-cell office:value-type="float" office:value="0.741967" calcext:value-type="float">
            <text:p>0,741967</text:p>
          </table:table-cell>
          <table:table-cell office:value-type="float" office:value="0.779681" calcext:value-type="float">
            <text:p>0,779681</text:p>
          </table:table-cell>
          <table:table-cell/>
          <table:table-cell office:value-type="float" office:value="0.758513" calcext:value-type="float">
            <text:p>0,758513</text:p>
          </table:table-cell>
          <table:table-cell office:value-type="float" office:value="0.787392" calcext:value-type="float">
            <text:p>0,7873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rdiac</text:p>
          </table:table-cell>
          <table:table-cell office:value-type="float" office:value="0.760664" calcext:value-type="float">
            <text:p>0,760664</text:p>
          </table:table-cell>
          <table:table-cell office:value-type="float" office:value="0.747268" calcext:value-type="float">
            <text:p>0,747268</text:p>
          </table:table-cell>
          <table:table-cell/>
          <table:table-cell office:value-type="float" office:value="0.844865" calcext:value-type="float">
            <text:p>0,844865</text:p>
          </table:table-cell>
          <table:table-cell office:value-type="float" office:value="0.878207" calcext:value-type="float">
            <text:p>0,878207</text:p>
          </table:table-cell>
          <table:table-cell/>
          <table:table-cell office:value-type="float" office:value="0.839939" calcext:value-type="float">
            <text:p>0,839939</text:p>
          </table:table-cell>
          <table:table-cell office:value-type="float" office:value="0.826842" calcext:value-type="float">
            <text:p>0,826842</text:p>
          </table:table-cell>
          <table:table-cell/>
          <table:table-cell office:value-type="float" office:value="0.781634" calcext:value-type="float">
            <text:p>0,781634</text:p>
          </table:table-cell>
          <table:table-cell office:value-type="float" office:value="0.769223" calcext:value-type="float">
            <text:p>0,769223</text:p>
          </table:table-cell>
          <table:table-cell/>
          <table:table-cell office:value-type="float" office:value="0.834275" calcext:value-type="float">
            <text:p>0,834275</text:p>
          </table:table-cell>
          <table:table-cell office:value-type="float" office:value="0.843302" calcext:value-type="float">
            <text:p>0,843302</text:p>
          </table:table-cell>
          <table:table-cell/>
          <table:table-cell office:value-type="float" office:value="0.819433" calcext:value-type="float">
            <text:p>0,819433</text:p>
          </table:table-cell>
          <table:table-cell office:value-type="float" office:value="0.842081" calcext:value-type="float">
            <text:p>0,842081</text:p>
          </table:table-cell>
          <table:table-cell/>
          <table:table-cell office:value-type="float" office:value="0.843325" calcext:value-type="float">
            <text:p>0,843325</text:p>
          </table:table-cell>
          <table:table-cell office:value-type="float" office:value="0.79133" calcext:value-type="float">
            <text:p>0,79133</text:p>
          </table:table-cell>
          <table:table-cell/>
          <table:table-cell office:value-type="float" office:value="0.473945" calcext:value-type="float">
            <text:p>0,473945</text:p>
          </table:table-cell>
          <table:table-cell office:value-type="float" office:value="0.518474" calcext:value-type="float">
            <text:p>0,518474</text:p>
          </table:table-cell>
          <table:table-cell/>
          <table:table-cell office:value-type="float" office:value="0.744563" calcext:value-type="float">
            <text:p>0,744563</text:p>
          </table:table-cell>
          <table:table-cell office:value-type="float" office:value="0.752633" calcext:value-type="float">
            <text:p>0,752633</text:p>
          </table:table-cell>
          <table:table-cell/>
          <table:table-cell office:value-type="float" office:value="0.827763" calcext:value-type="float">
            <text:p>0,827763</text:p>
          </table:table-cell>
          <table:table-cell office:value-type="float" office:value="0.778071" calcext:value-type="float">
            <text:p>0,77807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dical</text:p>
          </table:table-cell>
          <table:table-cell office:value-type="float" office:value="0.767159" calcext:value-type="float">
            <text:p>0,767159</text:p>
          </table:table-cell>
          <table:table-cell office:value-type="float" office:value="0.728935" calcext:value-type="float">
            <text:p>0,728935</text:p>
          </table:table-cell>
          <table:table-cell/>
          <table:table-cell office:value-type="float" office:value="0.759686" calcext:value-type="float">
            <text:p>0,759686</text:p>
          </table:table-cell>
          <table:table-cell office:value-type="float" office:value="0.747046" calcext:value-type="float">
            <text:p>0,747046</text:p>
          </table:table-cell>
          <table:table-cell/>
          <table:table-cell office:value-type="float" office:value="0.757759" calcext:value-type="float">
            <text:p>0,757759</text:p>
          </table:table-cell>
          <table:table-cell office:value-type="float" office:value="0.708803" calcext:value-type="float">
            <text:p>0,708803</text:p>
          </table:table-cell>
          <table:table-cell/>
          <table:table-cell office:value-type="float" office:value="0.730834" calcext:value-type="float">
            <text:p>0,730834</text:p>
          </table:table-cell>
          <table:table-cell office:value-type="float" office:value="0.739743" calcext:value-type="float">
            <text:p>0,739743</text:p>
          </table:table-cell>
          <table:table-cell/>
          <table:table-cell office:value-type="float" office:value="0.724538" calcext:value-type="float">
            <text:p>0,724538</text:p>
          </table:table-cell>
          <table:table-cell office:value-type="float" office:value="0.739649" calcext:value-type="float">
            <text:p>0,739649</text:p>
          </table:table-cell>
          <table:table-cell/>
          <table:table-cell office:value-type="float" office:value="0.734681" calcext:value-type="float">
            <text:p>0,734681</text:p>
          </table:table-cell>
          <table:table-cell office:value-type="float" office:value="0.746941" calcext:value-type="float">
            <text:p>0,746941</text:p>
          </table:table-cell>
          <table:table-cell/>
          <table:table-cell office:value-type="float" office:value="0.725789" calcext:value-type="float">
            <text:p>0,725789</text:p>
          </table:table-cell>
          <table:table-cell office:value-type="float" office:value="0.692484" calcext:value-type="float">
            <text:p>0,692484</text:p>
          </table:table-cell>
          <table:table-cell/>
          <table:table-cell office:value-type="float" office:value="0.709211" calcext:value-type="float">
            <text:p>0,709211</text:p>
          </table:table-cell>
          <table:table-cell office:value-type="float" office:value="0.70836" calcext:value-type="float">
            <text:p>0,70836</text:p>
          </table:table-cell>
          <table:table-cell/>
          <table:table-cell office:value-type="float" office:value="0.737272" calcext:value-type="float">
            <text:p>0,737272</text:p>
          </table:table-cell>
          <table:table-cell office:value-type="float" office:value="0.729694" calcext:value-type="float">
            <text:p>0,729694</text:p>
          </table:table-cell>
          <table:table-cell/>
          <table:table-cell office:value-type="float" office:value="0.729989" calcext:value-type="float">
            <text:p>0,729989</text:p>
          </table:table-cell>
          <table:table-cell office:value-type="float" office:value="0.724594" calcext:value-type="float">
            <text:p>0,7245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urgical</text:p>
          </table:table-cell>
          <table:table-cell office:value-type="float" office:value="0.766286" calcext:value-type="float">
            <text:p>0,766286</text:p>
          </table:table-cell>
          <table:table-cell office:value-type="float" office:value="0.791184" calcext:value-type="float">
            <text:p>0,791184</text:p>
          </table:table-cell>
          <table:table-cell/>
          <table:table-cell office:value-type="float" office:value="0.771951" calcext:value-type="float">
            <text:p>0,771951</text:p>
          </table:table-cell>
          <table:table-cell office:value-type="float" office:value="0.756469" calcext:value-type="float">
            <text:p>0,756469</text:p>
          </table:table-cell>
          <table:table-cell/>
          <table:table-cell office:value-type="float" office:value="0.769612" calcext:value-type="float">
            <text:p>0,769612</text:p>
          </table:table-cell>
          <table:table-cell office:value-type="float" office:value="0.780594" calcext:value-type="float">
            <text:p>0,780594</text:p>
          </table:table-cell>
          <table:table-cell/>
          <table:table-cell office:value-type="float" office:value="0.782648" calcext:value-type="float">
            <text:p>0,782648</text:p>
          </table:table-cell>
          <table:table-cell office:value-type="float" office:value="0.736835" calcext:value-type="float">
            <text:p>0,736835</text:p>
          </table:table-cell>
          <table:table-cell/>
          <table:table-cell office:value-type="float" office:value="0.752078" calcext:value-type="float">
            <text:p>0,752078</text:p>
          </table:table-cell>
          <table:table-cell office:value-type="float" office:value="0.778166" calcext:value-type="float">
            <text:p>0,778166</text:p>
          </table:table-cell>
          <table:table-cell/>
          <table:table-cell office:value-type="float" office:value="0.765127" calcext:value-type="float">
            <text:p>0,765127</text:p>
          </table:table-cell>
          <table:table-cell office:value-type="float" office:value="0.728982" calcext:value-type="float">
            <text:p>0,728982</text:p>
          </table:table-cell>
          <table:table-cell/>
          <table:table-cell office:value-type="float" office:value="0.759449" calcext:value-type="float">
            <text:p>0,759449</text:p>
          </table:table-cell>
          <table:table-cell office:value-type="float" office:value="0.744621" calcext:value-type="float">
            <text:p>0,744621</text:p>
          </table:table-cell>
          <table:table-cell/>
          <table:table-cell office:value-type="float" office:value="0.588771" calcext:value-type="float">
            <text:p>0,588771</text:p>
          </table:table-cell>
          <table:table-cell office:value-type="float" office:value="0.62078" calcext:value-type="float">
            <text:p>0,62078</text:p>
          </table:table-cell>
          <table:table-cell/>
          <table:table-cell office:value-type="float" office:value="0.718349" calcext:value-type="float">
            <text:p>0,718349</text:p>
          </table:table-cell>
          <table:table-cell office:value-type="float" office:value="0.711472" calcext:value-type="float">
            <text:p>0,711472</text:p>
          </table:table-cell>
          <table:table-cell/>
          <table:table-cell office:value-type="float" office:value="0.766835" calcext:value-type="float">
            <text:p>0,766835</text:p>
          </table:table-cell>
          <table:table-cell office:value-type="float" office:value="0.739102" calcext:value-type="float">
            <text:p>0,739102</text:p>
          </table:table-cell>
          <table:table-cell table:number-columns-repeated="994"/>
        </table:table-row>
        <table:table-row table:style-name="ro1">
          <table:table-cell table:style-name="ce3" table:number-columns-repeated="21"/>
          <table:table-cell table:style-name="ce7"/>
          <table:table-cell table:style-name="ce3" table:number-columns-repeated="8"/>
          <table:table-cell table:style-name="ce7" table:number-columns-repeated="11"/>
          <table:table-cell table:style-name="ce3" table:number-columns-repeated="983"/>
        </table:table-row>
        <table:table-row table:style-name="ro1">
          <table:table-cell table:style-name="ce1" office:value-type="string" calcext:value-type="string">
            <text:p>Best</text:p>
          </table:table-cell>
          <table:table-cell table:number-columns-repeated="30"/>
          <table:table-cell table:style-name="ce1" office:value-type="string" calcext:value-type="string">
            <text:p>Bes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ixed-Training</text:p>
          </table:table-cell>
          <table:table-cell table:formula="of:=MAX([.B3];[.B10];;[.B17];[.B24])" office:value-type="float" office:value="0.791032" calcext:value-type="float">
            <text:p>0,791032</text:p>
          </table:table-cell>
          <table:table-cell table:number-columns-repeated="2"/>
          <table:table-cell table:formula="of:=MAX([.E3];[.E10];;[.E17];[.E24])" office:value-type="float" office:value="0.797483" calcext:value-type="float">
            <text:p>0,797483</text:p>
          </table:table-cell>
          <table:table-cell table:number-columns-repeated="2"/>
          <table:table-cell table:style-name="ce5" table:formula="of:=MAX([.H3];[.H10];;[.H17];[.H24])" office:value-type="float" office:value="0.799216" calcext:value-type="float">
            <text:p>0,799216</text:p>
          </table:table-cell>
          <table:table-cell table:number-columns-repeated="2"/>
          <table:table-cell table:formula="of:=MAX([.K3];[.K10];;[.K17];[.K24])" office:value-type="float" office:value="0.781491" calcext:value-type="float">
            <text:p>0,781491</text:p>
          </table:table-cell>
          <table:table-cell table:number-columns-repeated="2"/>
          <table:table-cell table:formula="of:=MAX([.N3];[.N10];;[.N17];[.N24])" office:value-type="float" office:value="0.771604" calcext:value-type="float">
            <text:p>0,771604</text:p>
          </table:table-cell>
          <table:table-cell table:number-columns-repeated="2"/>
          <table:table-cell table:formula="of:=MAX([.Q3];[.Q10];;[.Q17];[.Q24])" office:value-type="float" office:value="0.788618" calcext:value-type="float">
            <text:p>0,788618</text:p>
          </table:table-cell>
          <table:table-cell table:number-columns-repeated="2"/>
          <table:table-cell table:formula="of:=MAX([.T3];[.T10];;[.T17];[.T24])" office:value-type="float" office:value="0.782819" calcext:value-type="float">
            <text:p>0,782819</text:p>
          </table:table-cell>
          <table:table-cell table:number-columns-repeated="2"/>
          <table:table-cell table:formula="of:=MAX([.W3];[.W10];;[.W17];[.W24])" office:value-type="float" office:value="0.720197" calcext:value-type="float">
            <text:p>0,720197</text:p>
          </table:table-cell>
          <table:table-cell table:number-columns-repeated="2"/>
          <table:table-cell table:formula="of:=MAX([.Z3];[.Z10];;[.Z17];[.Z24])" office:value-type="float" office:value="0.759052" calcext:value-type="float">
            <text:p>0,759052</text:p>
          </table:table-cell>
          <table:table-cell table:number-columns-repeated="2"/>
          <table:table-cell table:formula="of:=MAX([.AC3];[.AC10];;[.AC17];[.AC24])" office:value-type="float" office:value="0.794215" calcext:value-type="float">
            <text:p>0,794215</text:p>
          </table:table-cell>
          <table:table-cell table:number-columns-repeated="2"/>
          <table:table-cell table:formula="of:=MAX([.B31:.AD31])" office:value-type="float" office:value="0.799216" calcext:value-type="float">
            <text:p>0,7992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oronary</text:p>
          </table:table-cell>
          <table:table-cell table:formula="of:=MAX([.B4];[.B11];;[.B18];[.B25])" office:value-type="float" office:value="0.789958" calcext:value-type="float">
            <text:p>0,789958</text:p>
          </table:table-cell>
          <table:table-cell table:style-name="ce5" table:formula="of:=MAX([.C4];[.C11];;[.C18];[.C25])" office:value-type="float" office:value="0.838056" calcext:value-type="float">
            <text:p>0,838056</text:p>
          </table:table-cell>
          <table:table-cell/>
          <table:table-cell table:formula="of:=MAX([.E4];[.E11];;[.E18];[.E25])" office:value-type="float" office:value="0.798949" calcext:value-type="float">
            <text:p>0,798949</text:p>
          </table:table-cell>
          <table:table-cell table:style-name="ce1" table:formula="of:=MAX([.F4];[.F11];;[.F18];[.F25])" office:value-type="float" office:value="0.80403" calcext:value-type="float">
            <text:p>0,80403</text:p>
          </table:table-cell>
          <table:table-cell/>
          <table:table-cell table:formula="of:=MAX([.H4];[.H11];;[.H18];[.H25])" office:value-type="float" office:value="0.777167" calcext:value-type="float">
            <text:p>0,777167</text:p>
          </table:table-cell>
          <table:table-cell table:style-name="ce1" table:formula="of:=MAX([.I4];[.I11];;[.I18];[.I25])" office:value-type="float" office:value="0.814759" calcext:value-type="float">
            <text:p>0,814759</text:p>
          </table:table-cell>
          <table:table-cell/>
          <table:table-cell table:formula="of:=MAX([.K4];[.K11];;[.K18];[.K25])" office:value-type="float" office:value="0.774023" calcext:value-type="float">
            <text:p>0,774023</text:p>
          </table:table-cell>
          <table:table-cell table:style-name="ce1" table:formula="of:=MAX([.L4];[.L11];;[.L18];[.L25])" office:value-type="float" office:value="0.805747" calcext:value-type="float">
            <text:p>0,805747</text:p>
          </table:table-cell>
          <table:table-cell/>
          <table:table-cell table:formula="of:=MAX([.N4];[.N11];;[.N18];[.N25])" office:value-type="float" office:value="0.797282" calcext:value-type="float">
            <text:p>0,797282</text:p>
          </table:table-cell>
          <table:table-cell table:style-name="ce1" table:formula="of:=MAX([.O4];[.O11];;[.O18];[.O25])" office:value-type="float" office:value="0.821666" calcext:value-type="float">
            <text:p>0,821666</text:p>
          </table:table-cell>
          <table:table-cell/>
          <table:table-cell table:formula="of:=MAX([.Q4];[.Q11];;[.Q18];[.Q25])" office:value-type="float" office:value="0.785801" calcext:value-type="float">
            <text:p>0,785801</text:p>
          </table:table-cell>
          <table:table-cell table:style-name="ce1" table:formula="of:=MAX([.R4];[.R11];;[.R18];[.R25])" office:value-type="float" office:value="0.808301" calcext:value-type="float">
            <text:p>0,808301</text:p>
          </table:table-cell>
          <table:table-cell/>
          <table:table-cell table:formula="of:=MAX([.T4];[.T11];;[.T18];[.T25])" office:value-type="float" office:value="0.775154" calcext:value-type="float">
            <text:p>0,775154</text:p>
          </table:table-cell>
          <table:table-cell table:style-name="ce1" table:formula="of:=MAX([.U4];[.U11];;[.U18];[.U25])" office:value-type="float" office:value="0.810895" calcext:value-type="float">
            <text:p>0,810895</text:p>
          </table:table-cell>
          <table:table-cell/>
          <table:table-cell table:style-name="ce1" table:formula="of:=MAX([.W4];[.W11];;[.W18];[.W25])" office:value-type="float" office:value="0.730195" calcext:value-type="float">
            <text:p>0,730195</text:p>
          </table:table-cell>
          <table:table-cell table:formula="of:=MAX([.X4];[.X11];;[.X18];[.X25])" office:value-type="float" office:value="0.692533" calcext:value-type="float">
            <text:p>0,692533</text:p>
          </table:table-cell>
          <table:table-cell/>
          <table:table-cell table:formula="of:=MAX([.Z4];[.Z11];;[.Z18];[.Z25])" office:value-type="float" office:value="0.750672" calcext:value-type="float">
            <text:p>0,750672</text:p>
          </table:table-cell>
          <table:table-cell table:style-name="ce1" table:formula="of:=MAX([.AA4];[.AA11];;[.AA18];[.AA25])" office:value-type="float" office:value="0.791421" calcext:value-type="float">
            <text:p>0,791421</text:p>
          </table:table-cell>
          <table:table-cell/>
          <table:table-cell table:formula="of:=MAX([.AC4];[.AC11];;[.AC18];[.AC25])" office:value-type="float" office:value="0.759501" calcext:value-type="float">
            <text:p>0,759501</text:p>
          </table:table-cell>
          <table:table-cell table:style-name="ce1" table:formula="of:=MAX([.AD4];[.AD11];;[.AD18];[.AD25])" office:value-type="float" office:value="0.813272" calcext:value-type="float">
            <text:p>0,813272</text:p>
          </table:table-cell>
          <table:table-cell/>
          <table:table-cell table:formula="of:=MAX([.B32:.AD32])" office:value-type="float" office:value="0.838056" calcext:value-type="float">
            <text:p>0,8380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rdiac</text:p>
          </table:table-cell>
          <table:table-cell table:formula="of:=MAX([.B5];[.B12];;[.B19];[.B26])" office:value-type="float" office:value="0.792023" calcext:value-type="float">
            <text:p>0,792023</text:p>
          </table:table-cell>
          <table:table-cell table:style-name="ce1" table:formula="of:=MAX([.C5];[.C12];;[.C19];[.C26])" office:value-type="float" office:value="0.825633" calcext:value-type="float">
            <text:p>0,825633</text:p>
          </table:table-cell>
          <table:table-cell/>
          <table:table-cell table:formula="of:=MAX([.E5];[.E12];;[.E19];[.E26])" office:value-type="float" office:value="0.852599" calcext:value-type="float">
            <text:p>0,852599</text:p>
          </table:table-cell>
          <table:table-cell table:style-name="ce5" table:formula="of:=MAX([.F5];[.F12];;[.F19];[.F26])" office:value-type="float" office:value="0.878207" calcext:value-type="float">
            <text:p>0,878207</text:p>
          </table:table-cell>
          <table:table-cell/>
          <table:table-cell table:style-name="ce1" table:formula="of:=MAX([.H5];[.H12];;[.H19];[.H26])" office:value-type="float" office:value="0.857652" calcext:value-type="float">
            <text:p>0,857652</text:p>
          </table:table-cell>
          <table:table-cell table:formula="of:=MAX([.I5];[.I12];;[.I19];[.I26])" office:value-type="float" office:value="0.843622" calcext:value-type="float">
            <text:p>0,843622</text:p>
          </table:table-cell>
          <table:table-cell/>
          <table:table-cell table:formula="of:=MAX([.K5];[.K12];;[.K19];[.K26])" office:value-type="float" office:value="0.8047" calcext:value-type="float">
            <text:p>0,8047</text:p>
          </table:table-cell>
          <table:table-cell table:style-name="ce1" table:formula="of:=MAX([.L5];[.L12];;[.L19];[.L26])" office:value-type="float" office:value="0.849831" calcext:value-type="float">
            <text:p>0,849831</text:p>
          </table:table-cell>
          <table:table-cell/>
          <table:table-cell table:style-name="ce1" table:formula="of:=MAX([.N5];[.N12];;[.N19];[.N26])" office:value-type="float" office:value="0.845062" calcext:value-type="float">
            <text:p>0,845062</text:p>
          </table:table-cell>
          <table:table-cell table:formula="of:=MAX([.O5];[.O12];;[.O19];[.O26])" office:value-type="float" office:value="0.843302" calcext:value-type="float">
            <text:p>0,843302</text:p>
          </table:table-cell>
          <table:table-cell/>
          <table:table-cell table:style-name="ce1" table:formula="of:=MAX([.Q5];[.Q12];;[.Q19];[.Q26])" office:value-type="float" office:value="0.874452" calcext:value-type="float">
            <text:p>0,874452</text:p>
          </table:table-cell>
          <table:table-cell table:formula="of:=MAX([.R5];[.R12];;[.R19];[.R26])" office:value-type="float" office:value="0.845838" calcext:value-type="float">
            <text:p>0,845838</text:p>
          </table:table-cell>
          <table:table-cell/>
          <table:table-cell table:style-name="ce1" table:formula="of:=MAX([.T5];[.T12];;[.T19];[.T26])" office:value-type="float" office:value="0.862951" calcext:value-type="float">
            <text:p>0,862951</text:p>
          </table:table-cell>
          <table:table-cell table:formula="of:=MAX([.U5];[.U12];;[.U19];[.U26])" office:value-type="float" office:value="0.825522" calcext:value-type="float">
            <text:p>0,825522</text:p>
          </table:table-cell>
          <table:table-cell/>
          <table:table-cell table:formula="of:=MAX([.W5];[.W12];;[.W19];[.W26])" office:value-type="float" office:value="0.628384" calcext:value-type="float">
            <text:p>0,628384</text:p>
          </table:table-cell>
          <table:table-cell table:style-name="ce1" table:formula="of:=MAX([.X5];[.X12];;[.X19];[.X26])" office:value-type="float" office:value="0.745743" calcext:value-type="float">
            <text:p>0,745743</text:p>
          </table:table-cell>
          <table:table-cell/>
          <table:table-cell table:style-name="ce1" table:formula="of:=MAX([.Z5];[.Z12];;[.Z19];[.Z26])" office:value-type="float" office:value="0.771574" calcext:value-type="float">
            <text:p>0,771574</text:p>
          </table:table-cell>
          <table:table-cell table:formula="of:=MAX([.AA5];[.AA12];;[.AA19];[.AA26])" office:value-type="float" office:value="0.752633" calcext:value-type="float">
            <text:p>0,752633</text:p>
          </table:table-cell>
          <table:table-cell/>
          <table:table-cell table:formula="of:=MAX([.AC5];[.AC12];;[.AC19];[.AC26])" office:value-type="float" office:value="0.827763" calcext:value-type="float">
            <text:p>0,827763</text:p>
          </table:table-cell>
          <table:table-cell table:style-name="ce1" table:formula="of:=MAX([.AD5];[.AD12];;[.AD19];[.AD26])" office:value-type="float" office:value="0.857068" calcext:value-type="float">
            <text:p>0,857068</text:p>
          </table:table-cell>
          <table:table-cell/>
          <table:table-cell table:formula="of:=MAX([.B33:.AD33])" office:value-type="float" office:value="0.878207" calcext:value-type="float">
            <text:p>0,87820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dical</text:p>
          </table:table-cell>
          <table:table-cell table:style-name="ce5" table:formula="of:=MAX([.B6];[.B13];;[.B20];[.B27])" office:value-type="float" office:value="0.767159" calcext:value-type="float">
            <text:p>0,767159</text:p>
          </table:table-cell>
          <table:table-cell table:formula="of:=MAX([.C6];[.C13];;[.C20];[.C27])" office:value-type="float" office:value="0.728935" calcext:value-type="float">
            <text:p>0,728935</text:p>
          </table:table-cell>
          <table:table-cell/>
          <table:table-cell table:style-name="ce1" table:formula="of:=MAX([.E6];[.E13];;[.E20];[.E27])" office:value-type="float" office:value="0.759686" calcext:value-type="float">
            <text:p>0,759686</text:p>
          </table:table-cell>
          <table:table-cell table:formula="of:=MAX([.F6];[.F13];;[.F20];[.F27])" office:value-type="float" office:value="0.756907" calcext:value-type="float">
            <text:p>0,756907</text:p>
          </table:table-cell>
          <table:table-cell/>
          <table:table-cell table:style-name="ce1" table:formula="of:=MAX([.H6];[.H13];;[.H20];[.H27])" office:value-type="float" office:value="0.757759" calcext:value-type="float">
            <text:p>0,757759</text:p>
          </table:table-cell>
          <table:table-cell table:formula="of:=MAX([.I6];[.I13];;[.I20];[.I27])" office:value-type="float" office:value="0.741934" calcext:value-type="float">
            <text:p>0,741934</text:p>
          </table:table-cell>
          <table:table-cell/>
          <table:table-cell table:formula="of:=MAX([.K6];[.K13];;[.K20];[.K27])" office:value-type="float" office:value="0.743596" calcext:value-type="float">
            <text:p>0,743596</text:p>
          </table:table-cell>
          <table:table-cell table:style-name="ce1" table:formula="of:=MAX([.L6];[.L13];;[.L20];[.L27])" office:value-type="float" office:value="0.749255" calcext:value-type="float">
            <text:p>0,749255</text:p>
          </table:table-cell>
          <table:table-cell/>
          <table:table-cell table:formula="of:=MAX([.N6];[.N13];;[.N20];[.N27])" office:value-type="float" office:value="0.724968" calcext:value-type="float">
            <text:p>0,724968</text:p>
          </table:table-cell>
          <table:table-cell table:style-name="ce1" table:formula="of:=MAX([.O6];[.O13];;[.O20];[.O27])" office:value-type="float" office:value="0.749474" calcext:value-type="float">
            <text:p>0,749474</text:p>
          </table:table-cell>
          <table:table-cell/>
          <table:table-cell table:formula="of:=MAX([.Q6];[.Q13];;[.Q20];[.Q27])" office:value-type="float" office:value="0.735866" calcext:value-type="float">
            <text:p>0,735866</text:p>
          </table:table-cell>
          <table:table-cell table:style-name="ce1" table:formula="of:=MAX([.R6];[.R13];;[.R20];[.R27])" office:value-type="float" office:value="0.746941" calcext:value-type="float">
            <text:p>0,746941</text:p>
          </table:table-cell>
          <table:table-cell/>
          <table:table-cell table:style-name="ce1" table:formula="of:=MAX([.T6];[.T13];;[.T20];[.T27])" office:value-type="float" office:value="0.7349" calcext:value-type="float">
            <text:p>0,7349</text:p>
          </table:table-cell>
          <table:table-cell table:formula="of:=MAX([.U6];[.U13];;[.U20];[.U27])" office:value-type="float" office:value="0.727556" calcext:value-type="float">
            <text:p>0,727556</text:p>
          </table:table-cell>
          <table:table-cell/>
          <table:table-cell table:style-name="ce1" table:formula="of:=MAX([.W6];[.W13];;[.W20];[.W27])" office:value-type="float" office:value="0.709211" calcext:value-type="float">
            <text:p>0,709211</text:p>
          </table:table-cell>
          <table:table-cell table:formula="of:=MAX([.X6];[.X13];;[.X20];[.X27])" office:value-type="float" office:value="0.70836" calcext:value-type="float">
            <text:p>0,70836</text:p>
          </table:table-cell>
          <table:table-cell/>
          <table:table-cell table:style-name="ce1" table:formula="of:=MAX([.Z6];[.Z13];;[.Z20];[.Z27])" office:value-type="float" office:value="0.737272" calcext:value-type="float">
            <text:p>0,737272</text:p>
          </table:table-cell>
          <table:table-cell table:formula="of:=MAX([.AA6];[.AA13];;[.AA20];[.AA27])" office:value-type="float" office:value="0.729694" calcext:value-type="float">
            <text:p>0,729694</text:p>
          </table:table-cell>
          <table:table-cell/>
          <table:table-cell table:style-name="ce1" table:formula="of:=MAX([.AC6];[.AC13];;[.AC20];[.AC27])" office:value-type="float" office:value="0.74678" calcext:value-type="float">
            <text:p>0,74678</text:p>
          </table:table-cell>
          <table:table-cell table:formula="of:=MAX([.AD6];[.AD13];;[.AD20];[.AD27])" office:value-type="float" office:value="0.73621" calcext:value-type="float">
            <text:p>0,73621</text:p>
          </table:table-cell>
          <table:table-cell/>
          <table:table-cell table:formula="of:=MAX([.B34:.AD34])" office:value-type="float" office:value="0.767159" calcext:value-type="float">
            <text:p>0,76715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urgical</text:p>
          </table:table-cell>
          <table:table-cell table:formula="of:=MAX([.B7];[.B14];;[.B21];[.B28])" office:value-type="float" office:value="0.774298" calcext:value-type="float">
            <text:p>0,774298</text:p>
          </table:table-cell>
          <table:table-cell table:style-name="ce5" table:formula="of:=MAX([.C7];[.C14];;[.C21];[.C28])" office:value-type="float" office:value="0.797471" calcext:value-type="float">
            <text:p>0,797471</text:p>
          </table:table-cell>
          <table:table-cell/>
          <table:table-cell table:formula="of:=MAX([.E7];[.E14];;[.E21];[.E28])" office:value-type="float" office:value="0.771951" calcext:value-type="float">
            <text:p>0,771951</text:p>
          </table:table-cell>
          <table:table-cell table:style-name="ce1" table:formula="of:=MAX([.F7];[.F14];;[.F21];[.F28])" office:value-type="float" office:value="0.778915" calcext:value-type="float">
            <text:p>0,778915</text:p>
          </table:table-cell>
          <table:table-cell/>
          <table:table-cell table:style-name="ce1" table:formula="of:=MAX([.H7];[.H14];;[.H21];[.H28])" office:value-type="float" office:value="0.784184" calcext:value-type="float">
            <text:p>0,784184</text:p>
          </table:table-cell>
          <table:table-cell table:formula="of:=MAX([.I7];[.I14];;[.I21];[.I28])" office:value-type="float" office:value="0.780622" calcext:value-type="float">
            <text:p>0,780622</text:p>
          </table:table-cell>
          <table:table-cell/>
          <table:table-cell table:style-name="ce1" table:formula="of:=MAX([.K7];[.K14];;[.K21];[.K28])" office:value-type="float" office:value="0.782648" calcext:value-type="float">
            <text:p>0,782648</text:p>
          </table:table-cell>
          <table:table-cell table:formula="of:=MAX([.L7];[.L14];;[.L21];[.L28])" office:value-type="float" office:value="0.767707" calcext:value-type="float">
            <text:p>0,767707</text:p>
          </table:table-cell>
          <table:table-cell/>
          <table:table-cell table:formula="of:=MAX([.N7];[.N14];;[.N21];[.N28])" office:value-type="float" office:value="0.765959" calcext:value-type="float">
            <text:p>0,765959</text:p>
          </table:table-cell>
          <table:table-cell table:style-name="ce1" table:formula="of:=MAX([.O7];[.O14];;[.O21];[.O28])" office:value-type="float" office:value="0.781561" calcext:value-type="float">
            <text:p>0,781561</text:p>
          </table:table-cell>
          <table:table-cell/>
          <table:table-cell table:formula="of:=MAX([.Q7];[.Q14];;[.Q21];[.Q28])" office:value-type="float" office:value="0.765127" calcext:value-type="float">
            <text:p>0,765127</text:p>
          </table:table-cell>
          <table:table-cell table:style-name="ce1" table:formula="of:=MAX([.R7];[.R14];;[.R21];[.R28])" office:value-type="float" office:value="0.768444" calcext:value-type="float">
            <text:p>0,768444</text:p>
          </table:table-cell>
          <table:table-cell/>
          <table:table-cell table:formula="of:=MAX([.T7];[.T14];;[.T21];[.T28])" office:value-type="float" office:value="0.766666" calcext:value-type="float">
            <text:p>0,766666</text:p>
          </table:table-cell>
          <table:table-cell table:style-name="ce1" table:formula="of:=MAX([.U7];[.U14];;[.U21];[.U28])" office:value-type="float" office:value="0.768741" calcext:value-type="float">
            <text:p>0,768741</text:p>
          </table:table-cell>
          <table:table-cell/>
          <table:table-cell table:formula="of:=MAX([.W7];[.W14];;[.W21];[.W28])" office:value-type="float" office:value="0.602001" calcext:value-type="float">
            <text:p>0,602001</text:p>
          </table:table-cell>
          <table:table-cell table:style-name="ce1" table:formula="of:=MAX([.X7];[.X14];;[.X21];[.X28])" office:value-type="float" office:value="0.674414" calcext:value-type="float">
            <text:p>0,674414</text:p>
          </table:table-cell>
          <table:table-cell/>
          <table:table-cell table:formula="of:=MAX([.Z7];[.Z14];;[.Z21];[.Z28])" office:value-type="float" office:value="0.733355" calcext:value-type="float">
            <text:p>0,733355</text:p>
          </table:table-cell>
          <table:table-cell table:style-name="ce1" table:formula="of:=MAX([.AA7];[.AA14];;[.AA21];[.AA28])" office:value-type="float" office:value="0.739397" calcext:value-type="float">
            <text:p>0,739397</text:p>
          </table:table-cell>
          <table:table-cell/>
          <table:table-cell table:formula="of:=MAX([.AC7];[.AC14];;[.AC21];[.AC28])" office:value-type="float" office:value="0.768022" calcext:value-type="float">
            <text:p>0,768022</text:p>
          </table:table-cell>
          <table:table-cell table:style-name="ce1" table:formula="of:=MAX([.AD7];[.AD14];;[.AD21];[.AD28])" office:value-type="float" office:value="0.770213" calcext:value-type="float">
            <text:p>0,770213</text:p>
          </table:table-cell>
          <table:table-cell/>
          <table:table-cell table:formula="of:=MAX([.B35:.AD35])" office:value-type="float" office:value="0.797471" calcext:value-type="float">
            <text:p>0,797471</text:p>
          </table:table-cell>
          <table:table-cell table:number-columns-repeated="99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ean 5 minutes</text:p>
          </table:table-cell>
          <table:table-cell table:formula="of:=AVERAGE([.B4:.B7])" office:value-type="float" office:value="0.76197975" calcext:value-type="float">
            <text:p>0,76197975</text:p>
          </table:table-cell>
          <table:table-cell table:formula="of:=AVERAGE([.C4:.C7])" office:value-type="float" office:value="0.771046" calcext:value-type="float">
            <text:p>0,771046</text:p>
          </table:table-cell>
          <table:table-cell/>
          <table:table-cell table:formula="of:=AVERAGE([.E4:.E7])" office:value-type="float" office:value="0.789149" calcext:value-type="float">
            <text:p>0,789149</text:p>
          </table:table-cell>
          <table:table-cell table:formula="of:=AVERAGE([.F4:.F7])" office:value-type="float" office:value="0.78249175" calcext:value-type="float">
            <text:p>0,78249175</text:p>
          </table:table-cell>
          <table:table-cell/>
          <table:table-cell table:formula="of:=AVERAGE([.H4:.H7])" office:value-type="float" office:value="0.77015975" calcext:value-type="float">
            <text:p>0,77015975</text:p>
          </table:table-cell>
          <table:table-cell table:formula="of:=AVERAGE([.I4:.I7])" office:value-type="float" office:value="0.78001375" calcext:value-type="float">
            <text:p>0,78001375</text:p>
          </table:table-cell>
          <table:table-cell/>
          <table:table-cell table:formula="of:=AVERAGE([.K4:.K7])" office:value-type="float" office:value="0.743583" calcext:value-type="float">
            <text:p>0,743583</text:p>
          </table:table-cell>
          <table:table-cell table:formula="of:=AVERAGE([.L4:.L7])" office:value-type="float" office:value="0.72123125" calcext:value-type="float">
            <text:p>0,72123125</text:p>
          </table:table-cell>
          <table:table-cell/>
          <table:table-cell table:formula="of:=AVERAGE([.N4:.N7])" office:value-type="float" office:value="0.73966125" calcext:value-type="float">
            <text:p>0,73966125</text:p>
          </table:table-cell>
          <table:table-cell table:formula="of:=AVERAGE([.O4:.O7])" office:value-type="float" office:value="0.7577375" calcext:value-type="float">
            <text:p>0,7577375</text:p>
          </table:table-cell>
          <table:table-cell/>
          <table:table-cell table:formula="of:=AVERAGE([.Q4:.Q7])" office:value-type="float" office:value="0.77199925" calcext:value-type="float">
            <text:p>0,77199925</text:p>
          </table:table-cell>
          <table:table-cell table:formula="of:=AVERAGE([.R4:.R7])" office:value-type="float" office:value="0.78006375" calcext:value-type="float">
            <text:p>0,78006375</text:p>
          </table:table-cell>
          <table:table-cell/>
          <table:table-cell table:formula="of:=AVERAGE([.T4:.T7])" office:value-type="float" office:value="0.7734805" calcext:value-type="float">
            <text:p>0,7734805</text:p>
          </table:table-cell>
          <table:table-cell table:formula="of:=AVERAGE([.U4:.U7])" office:value-type="float" office:value="0.77062525" calcext:value-type="float">
            <text:p>0,77062525</text:p>
          </table:table-cell>
          <table:table-cell/>
          <table:table-cell table:formula="of:=AVERAGE([.W4:.W7])" office:value-type="float" office:value="0.6462215" calcext:value-type="float">
            <text:p>0,6462215</text:p>
          </table:table-cell>
          <table:table-cell table:formula="of:=AVERAGE([.X4:.X7])" office:value-type="float" office:value="0.620035" calcext:value-type="float">
            <text:p>0,620035</text:p>
          </table:table-cell>
          <table:table-cell/>
          <table:table-cell table:formula="of:=AVERAGE([.Z4:.Z7])" office:value-type="float" office:value="0.71281625" calcext:value-type="float">
            <text:p>0,71281625</text:p>
          </table:table-cell>
          <table:table-cell table:formula="of:=AVERAGE([.AA4:.AA7])" office:value-type="float" office:value="0.7389135" calcext:value-type="float">
            <text:p>0,7389135</text:p>
          </table:table-cell>
          <table:table-cell/>
          <table:table-cell table:formula="of:=AVERAGE([.AC4:.AC7])" office:value-type="float" office:value="0.77389775" calcext:value-type="float">
            <text:p>0,77389775</text:p>
          </table:table-cell>
          <table:table-cell table:formula="of:=AVERAGE([.AD4:.AD7])" office:value-type="float" office:value="0.7733005" calcext:value-type="float">
            <text:p>0,7733005</text:p>
          </table:table-cell>
          <table:table-cell/>
          <table:table-cell table:formula="of:=MAX([.B37:.AD37])" office:value-type="float" office:value="0.789149" calcext:value-type="float">
            <text:p>0,789149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Mean 15 minutes</text:p>
          </table:table-cell>
          <table:table-cell table:formula="of:=AVERAGE([.B11:.B14])" office:value-type="float" office:value="0.76876625" calcext:value-type="float">
            <text:p>0,76876625</text:p>
          </table:table-cell>
          <table:table-cell table:formula="of:=AVERAGE([.C11:.C14])" office:value-type="float" office:value="0.776983" calcext:value-type="float">
            <text:p>0,776983</text:p>
          </table:table-cell>
          <table:table-cell/>
          <table:table-cell table:formula="of:=AVERAGE([.E11:.E14])" office:value-type="float" office:value="0.7845695" calcext:value-type="float">
            <text:p>0,7845695</text:p>
          </table:table-cell>
          <table:table-cell table:formula="of:=AVERAGE([.F11:.F14])" office:value-type="float" office:value="0.795877" calcext:value-type="float">
            <text:p>0,795877</text:p>
          </table:table-cell>
          <table:table-cell/>
          <table:table-cell table:formula="of:=AVERAGE([.H11:.H14])" office:value-type="float" office:value="0.78087625" calcext:value-type="float">
            <text:p>0,78087625</text:p>
          </table:table-cell>
          <table:table-cell table:formula="of:=AVERAGE([.I11:.I14])" office:value-type="float" office:value="0.7741245" calcext:value-type="float">
            <text:p>0,7741245</text:p>
          </table:table-cell>
          <table:table-cell/>
          <table:table-cell table:formula="of:=AVERAGE([.K11:.K14])" office:value-type="float" office:value="0.7681705" calcext:value-type="float">
            <text:p>0,7681705</text:p>
          </table:table-cell>
          <table:table-cell table:formula="of:=AVERAGE([.L11:.L14])" office:value-type="float" office:value="0.75839125" calcext:value-type="float">
            <text:p>0,75839125</text:p>
          </table:table-cell>
          <table:table-cell/>
          <table:table-cell table:formula="of:=AVERAGE([.N11:.N14])" office:value-type="float" office:value="0.761709" calcext:value-type="float">
            <text:p>0,761709</text:p>
          </table:table-cell>
          <table:table-cell table:formula="of:=AVERAGE([.O11:.O14])" office:value-type="float" office:value="0.79071875" calcext:value-type="float">
            <text:p>0,79071875</text:p>
          </table:table-cell>
          <table:table-cell/>
          <table:table-cell table:formula="of:=AVERAGE([.Q11:.Q14])" office:value-type="float" office:value="0.7763865" calcext:value-type="float">
            <text:p>0,7763865</text:p>
          </table:table-cell>
          <table:table-cell table:formula="of:=AVERAGE([.R11:.R14])" office:value-type="float" office:value="0.78032675" calcext:value-type="float">
            <text:p>0,78032675</text:p>
          </table:table-cell>
          <table:table-cell/>
          <table:table-cell table:formula="of:=AVERAGE([.T11:.T14])" office:value-type="float" office:value="0.76822975" calcext:value-type="float">
            <text:p>0,76822975</text:p>
          </table:table-cell>
          <table:table-cell table:formula="of:=AVERAGE([.U11:.U14])" office:value-type="float" office:value="0.756791" calcext:value-type="float">
            <text:p>0,756791</text:p>
          </table:table-cell>
          <table:table-cell/>
          <table:table-cell table:formula="of:=AVERAGE([.W11:.W14])" office:value-type="float" office:value="0.62252875" calcext:value-type="float">
            <text:p>0,62252875</text:p>
          </table:table-cell>
          <table:table-cell table:formula="of:=AVERAGE([.X11:.X14])" office:value-type="float" office:value="0.62545975" calcext:value-type="float">
            <text:p>0,62545975</text:p>
          </table:table-cell>
          <table:table-cell/>
          <table:table-cell table:formula="of:=AVERAGE([.Z11:.Z14])" office:value-type="float" office:value="0.73653575" calcext:value-type="float">
            <text:p>0,73653575</text:p>
          </table:table-cell>
          <table:table-cell table:formula="of:=AVERAGE([.AA11:.AA14])" office:value-type="float" office:value="0.740491" calcext:value-type="float">
            <text:p>0,740491</text:p>
          </table:table-cell>
          <table:table-cell/>
          <table:table-cell table:formula="of:=AVERAGE([.AC11:.AC14])" office:value-type="float" office:value="0.75360825" calcext:value-type="float">
            <text:p>0,75360825</text:p>
          </table:table-cell>
          <table:table-cell table:formula="of:=AVERAGE([.AD11:.AD14])" office:value-type="float" office:value="0.762826" calcext:value-type="float">
            <text:p>0,762826</text:p>
          </table:table-cell>
          <table:table-cell/>
          <table:table-cell table:formula="of:=MAX([.B38:.AD38])" office:value-type="float" office:value="0.795877" calcext:value-type="float">
            <text:p>0,795877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Mean 30 minutes</text:p>
          </table:table-cell>
          <table:table-cell table:formula="of:=AVERAGE([.B18:.B21])" office:value-type="float" office:value="0.769645" calcext:value-type="float">
            <text:p>0,769645</text:p>
          </table:table-cell>
          <table:table-cell table:formula="of:=AVERAGE([.C18:.C21])" office:value-type="float" office:value="0.7767375" calcext:value-type="float">
            <text:p>0,7767375</text:p>
          </table:table-cell>
          <table:table-cell/>
          <table:table-cell table:formula="of:=AVERAGE([.E18:.E21])" office:value-type="float" office:value="0.78472475" calcext:value-type="float">
            <text:p>0,78472475</text:p>
          </table:table-cell>
          <table:table-cell table:formula="of:=AVERAGE([.F18:.F21])" office:value-type="float" office:value="0.78662125" calcext:value-type="float">
            <text:p>0,78662125</text:p>
          </table:table-cell>
          <table:table-cell/>
          <table:table-cell table:formula="of:=AVERAGE([.H18:.H21])" office:value-type="float" office:value="0.77541125" calcext:value-type="float">
            <text:p>0,77541125</text:p>
          </table:table-cell>
          <table:table-cell table:formula="of:=AVERAGE([.I18:.I21])" office:value-type="float" office:value="0.77937125" calcext:value-type="float">
            <text:p>0,77937125</text:p>
          </table:table-cell>
          <table:table-cell/>
          <table:table-cell table:formula="of:=AVERAGE([.K18:.K21])" office:value-type="float" office:value="0.75395875" calcext:value-type="float">
            <text:p>0,75395875</text:p>
          </table:table-cell>
          <table:table-cell table:formula="of:=AVERAGE([.L18:.L21])" office:value-type="float" office:value="0.78380325" calcext:value-type="float">
            <text:p>0,78380325</text:p>
          </table:table-cell>
          <table:table-cell/>
          <table:table-cell table:formula="of:=AVERAGE([.N18:.N21])" office:value-type="float" office:value="0.77675075" calcext:value-type="float">
            <text:p>0,77675075</text:p>
          </table:table-cell>
          <table:table-cell table:formula="of:=AVERAGE([.O18:.O21])" office:value-type="float" office:value="0.7923835" calcext:value-type="float">
            <text:p>0,7923835</text:p>
          </table:table-cell>
          <table:table-cell/>
          <table:table-cell table:formula="of:=AVERAGE([.Q18:.Q21])" office:value-type="float" office:value="0.77878825" calcext:value-type="float">
            <text:p>0,77878825</text:p>
          </table:table-cell>
          <table:table-cell table:formula="of:=AVERAGE([.R18:.R21])" office:value-type="float" office:value="0.77443225" calcext:value-type="float">
            <text:p>0,77443225</text:p>
          </table:table-cell>
          <table:table-cell/>
          <table:table-cell table:formula="of:=AVERAGE([.T18:.T21])" office:value-type="float" office:value="0.779413" calcext:value-type="float">
            <text:p>0,779413</text:p>
          </table:table-cell>
          <table:table-cell table:formula="of:=AVERAGE([.U18:.U21])" office:value-type="float" office:value="0.770695" calcext:value-type="float">
            <text:p>0,770695</text:p>
          </table:table-cell>
          <table:table-cell/>
          <table:table-cell table:formula="of:=AVERAGE([.W18:.W21])" office:value-type="float" office:value="0.61446475" calcext:value-type="float">
            <text:p>0,61446475</text:p>
          </table:table-cell>
          <table:table-cell table:formula="of:=AVERAGE([.X18:.X21])" office:value-type="float" office:value="0.643587" calcext:value-type="float">
            <text:p>0,643587</text:p>
          </table:table-cell>
          <table:table-cell/>
          <table:table-cell table:formula="of:=AVERAGE([.Z18:.Z21])" office:value-type="float" office:value="0.7343575" calcext:value-type="float">
            <text:p>0,7343575</text:p>
          </table:table-cell>
          <table:table-cell table:formula="of:=AVERAGE([.AA18:.AA21])" office:value-type="float" office:value="0.74156375" calcext:value-type="float">
            <text:p>0,74156375</text:p>
          </table:table-cell>
          <table:table-cell/>
          <table:table-cell table:formula="of:=AVERAGE([.AC18:.AC21])" office:value-type="float" office:value="0.7513345" calcext:value-type="float">
            <text:p>0,7513345</text:p>
          </table:table-cell>
          <table:table-cell table:formula="of:=AVERAGE([.AD18:.AD21])" office:value-type="float" office:value="0.76162575" calcext:value-type="float">
            <text:p>0,76162575</text:p>
          </table:table-cell>
          <table:table-cell/>
          <table:table-cell table:formula="of:=MAX([.B39:.AD39])" office:value-type="float" office:value="0.7923835" calcext:value-type="float">
            <text:p>0,7923835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Mean 60 minutes</text:p>
          </table:table-cell>
          <table:table-cell table:formula="of:=AVERAGE([.B25:.B28])" office:value-type="float" office:value="0.76854" calcext:value-type="float">
            <text:p>0,76854</text:p>
          </table:table-cell>
          <table:table-cell table:formula="of:=AVERAGE([.C25:.C28])" office:value-type="float" office:value="0.77636075" calcext:value-type="float">
            <text:p>0,77636075</text:p>
          </table:table-cell>
          <table:table-cell/>
          <table:table-cell table:formula="of:=AVERAGE([.E25:.E28])" office:value-type="float" office:value="0.78369275" calcext:value-type="float">
            <text:p>0,78369275</text:p>
          </table:table-cell>
          <table:table-cell table:formula="of:=AVERAGE([.F25:.F28])" office:value-type="float" office:value="0.791619" calcext:value-type="float">
            <text:p>0,791619</text:p>
          </table:table-cell>
          <table:table-cell/>
          <table:table-cell table:formula="of:=AVERAGE([.H25:.H28])" office:value-type="float" office:value="0.78611925" calcext:value-type="float">
            <text:p>0,78611925</text:p>
          </table:table-cell>
          <table:table-cell table:formula="of:=AVERAGE([.I25:.I28])" office:value-type="float" office:value="0.779526" calcext:value-type="float">
            <text:p>0,779526</text:p>
          </table:table-cell>
          <table:table-cell/>
          <table:table-cell table:formula="of:=AVERAGE([.K25:.K28])" office:value-type="float" office:value="0.7661495" calcext:value-type="float">
            <text:p>0,7661495</text:p>
          </table:table-cell>
          <table:table-cell table:formula="of:=AVERAGE([.L25:.L28])" office:value-type="float" office:value="0.7556535" calcext:value-type="float">
            <text:p>0,7556535</text:p>
          </table:table-cell>
          <table:table-cell/>
          <table:table-cell table:formula="of:=AVERAGE([.N25:.N28])" office:value-type="float" office:value="0.77704325" calcext:value-type="float">
            <text:p>0,77704325</text:p>
          </table:table-cell>
          <table:table-cell table:formula="of:=AVERAGE([.O25:.O28])" office:value-type="float" office:value="0.7906325" calcext:value-type="float">
            <text:p>0,7906325</text:p>
          </table:table-cell>
          <table:table-cell/>
          <table:table-cell table:formula="of:=AVERAGE([.Q25:.Q28])" office:value-type="float" office:value="0.7742825" calcext:value-type="float">
            <text:p>0,7742825</text:p>
          </table:table-cell>
          <table:table-cell table:formula="of:=AVERAGE([.R25:.R28])" office:value-type="float" office:value="0.78157625" calcext:value-type="float">
            <text:p>0,78157625</text:p>
          </table:table-cell>
          <table:table-cell/>
          <table:table-cell table:formula="of:=AVERAGE([.T25:.T28])" office:value-type="float" office:value="0.77160125" calcext:value-type="float">
            <text:p>0,77160125</text:p>
          </table:table-cell>
          <table:table-cell table:formula="of:=AVERAGE([.U25:.U28])" office:value-type="float" office:value="0.7595085" calcext:value-type="float">
            <text:p>0,7595085</text:p>
          </table:table-cell>
          <table:table-cell/>
          <table:table-cell table:formula="of:=AVERAGE([.W25:.W28])" office:value-type="float" office:value="0.6255305" calcext:value-type="float">
            <text:p>0,6255305</text:p>
          </table:table-cell>
          <table:table-cell table:formula="of:=AVERAGE([.X25:.X28])" office:value-type="float" office:value="0.56566425" calcext:value-type="float">
            <text:p>0,56566425</text:p>
          </table:table-cell>
          <table:table-cell/>
          <table:table-cell table:formula="of:=AVERAGE([.Z25:.Z28])" office:value-type="float" office:value="0.73553775" calcext:value-type="float">
            <text:p>0,73553775</text:p>
          </table:table-cell>
          <table:table-cell table:formula="of:=AVERAGE([.AA25:.AA28])" office:value-type="float" office:value="0.74337" calcext:value-type="float">
            <text:p>0,74337</text:p>
          </table:table-cell>
          <table:table-cell/>
          <table:table-cell table:formula="of:=AVERAGE([.AC25:.AC28])" office:value-type="float" office:value="0.770775" calcext:value-type="float">
            <text:p>0,770775</text:p>
          </table:table-cell>
          <table:table-cell table:formula="of:=AVERAGE([.AD25:.AD28])" office:value-type="float" office:value="0.75728975" calcext:value-type="float">
            <text:p>0,75728975</text:p>
          </table:table-cell>
          <table:table-cell/>
          <table:table-cell table:formula="of:=MAX([.B40:.AD40])" office:value-type="float" office:value="0.791619" calcext:value-type="float">
            <text:p>0,791619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genda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Negrito</text:p>
          </table:table-cell>
          <table:table-cell office:value-type="string" calcext:value-type="string">
            <text:p>Melhor na UTI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ublinhado</text:p>
          </table:table-cell>
          <table:table-cell office:value-type="string" calcext:value-type="string">
            <text:p>Melhor geral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text>'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9:46:46.081995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20:34:12.021701799</dc:date>
    <meta:editing-duration>PT3H33M54S</meta:editing-duration>
    <meta:editing-cycles>121</meta:editing-cycles>
    <meta:generator>LibreOffice/5.1.6.2$Linux_X86_64 LibreOffice_project/10m0$Build-2</meta:generator>
    <meta:document-statistic meta:table-count="2" meta:cell-count="614" meta:object-count="0"/>
  </office:meta>
</office:document-meta>
</file>